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solid" draw:fill-color="#dde8cb" draw:opacity="80%" draw:textarea-horizontal-align="justify" draw:textarea-vertical-align="middle" draw:auto-grow-height="false" fo:min-height="2.925cm" fo:min-width="16.643cm"/>
    </style:style>
    <style:style style:name="gr2" style:family="graphic" style:parent-style-name="standard">
      <style:graphic-properties draw:stroke="none" svg:stroke-color="#ff0000" draw:fill="solid" draw:fill-color="#fff5ce" draw:opacity="80%" draw:textarea-horizontal-align="justify" draw:textarea-vertical-align="middle" draw:auto-grow-height="false" fo:min-height="2.798cm" fo:min-width="16.639cm"/>
    </style:style>
    <style:style style:name="gr3" style:family="graphic" style:parent-style-name="standard">
      <style:graphic-properties draw:stroke="none" svg:stroke-color="#ff0000" draw:fill="solid" draw:fill-color="#ffd8ce" draw:opacity="80%" draw:textarea-horizontal-align="justify" draw:textarea-vertical-align="middle" draw:auto-grow-height="false" fo:min-height="3.179cm" fo:min-width="16.645cm"/>
    </style:style>
    <style:style style:name="gr4" style:family="graphic" style:parent-style-name="standard">
      <style:graphic-properties draw:stroke="none" svg:stroke-color="#ff0000" draw:fill="solid" draw:fill-color="#dee6ef" draw:opacity="80%" draw:textarea-horizontal-align="justify" draw:textarea-vertical-align="middle" draw:auto-grow-height="false" fo:min-height="2.798cm" fo:min-width="16.644cm"/>
    </style:style>
    <style:style style:name="gr5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1.02cm" fo:min-width="3.3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solid" draw:fill-color="#eeeeee" draw:textarea-horizontal-align="justify" draw:textarea-vertical-align="middle" draw:auto-grow-height="false" fo:min-height="0.986cm" fo:min-width="3.27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18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0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13cm" fo:min-width="3.701cm" fo:wrap-option="no-wrap"/>
      <style:paragraph-properties style:writing-mode="lr-tb"/>
    </style:style>
    <style:style style:name="gr21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2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3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27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28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3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3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6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3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38" style:family="graphic" style:parent-style-name="objectwithoutfill">
      <style:graphic-properties svg:stroke-color="#cccccc" draw:marker-end="Arrowheads_20_26" draw:marker-end-width="0.3cm" draw:fill="none" draw:opacity="30%" draw:textarea-vertical-align="middle"/>
      <style:paragraph-properties style:writing-mode="lr-tb"/>
    </style:style>
    <style:style style:name="gr39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40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4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4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43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4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4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46" style:family="graphic" style:parent-style-name="objectwithoutfill">
      <style:graphic-properties svg:stroke-color="#2a6099" draw:marker-end="Arrowheads_20_27" draw:marker-end-width="0.3cm" draw:fill="none" draw:textarea-vertical-align="middle"/>
    </style:style>
    <style:style style:name="gr47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49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33" draw:marker-end-width="0.3cm" draw:fill="none" draw:textarea-vertical-align="middle"/>
      <style:paragraph-properties style:writing-mode="lr-tb"/>
    </style:style>
    <style:style style:name="gr53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54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5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56" style:family="graphic" style:parent-style-name="objectwithoutfill">
      <style:graphic-properties svg:stroke-color="#cccccc" draw:marker-end="Arrowheads_20_48" draw:marker-end-width="0.3cm" draw:fill="none" draw:textarea-vertical-align="middle"/>
    </style:style>
    <style:style style:name="gr57" style:family="graphic" style:parent-style-name="objectwithoutfill">
      <style:graphic-properties svg:stroke-color="#cccccc" draw:marker-end="Arrowheads_20_49" draw:marker-end-width="0.3cm" draw:fill="none" draw:textarea-vertical-align="middle"/>
    </style:style>
    <style:style style:name="gr58" style:family="graphic" style:parent-style-name="objectwithoutfill">
      <style:graphic-properties svg:stroke-color="#cccccc" draw:marker-end="Arrowheads_20_50" draw:marker-end-width="0.3cm" draw:fill="none" draw:textarea-vertical-align="middle"/>
    </style:style>
    <style:style style:name="gr5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6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7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7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72" style:family="graphic" style:parent-style-name="objectwithoutfill">
      <style:graphic-properties svg:stroke-color="#cccccc" draw:marker-end="Arrowheads_20_27" draw:marker-end-width="0.3cm" draw:fill="none" draw:textarea-vertical-align="middle"/>
    </style:style>
    <style:style style:name="gr73" style:family="graphic" style:parent-style-name="objectwithoutfill">
      <style:graphic-properties svg:stroke-color="#cccccc" draw:marker-end="Arrowheads_20_28" draw:marker-end-width="0.3cm" draw:fill="none" draw:textarea-vertical-align="middle"/>
    </style:style>
    <style:style style:name="gr74" style:family="graphic" style:parent-style-name="objectwithoutfill">
      <style:graphic-properties svg:stroke-color="#cccccc" draw:marker-end="Arrowheads_20_29" draw:marker-end-width="0.3cm" draw:fill="none" draw:textarea-vertical-align="middle"/>
    </style:style>
    <style:style style:name="gr75" style:family="graphic" style:parent-style-name="objectwithoutfill">
      <style:graphic-properties svg:stroke-color="#cccccc" draw:marker-end="Arrowheads_20_30" draw:marker-end-width="0.3cm" draw:fill="none" draw:textarea-vertical-align="middle"/>
    </style:style>
    <style:style style:name="gr76" style:family="graphic" style:parent-style-name="objectwithoutfill">
      <style:graphic-properties svg:stroke-color="#cccccc" draw:marker-end="Arrowheads_20_31" draw:marker-end-width="0.3cm" draw:fill="none" draw:textarea-vertical-align="middle"/>
    </style:style>
    <style:style style:name="gr77" style:family="graphic" style:parent-style-name="objectwithoutfill">
      <style:graphic-properties svg:stroke-color="#cccccc" draw:marker-end="Arrowheads_20_32" draw:marker-end-width="0.3cm" draw:fill="none" draw:textarea-vertical-align="middle"/>
    </style:style>
    <style:style style:name="gr78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79" style:family="graphic" style:parent-style-name="objectwithoutfill">
      <style:graphic-properties svg:stroke-color="#cccccc" draw:marker-end="Arrowheads_20_34" draw:marker-end-width="0.3cm" draw:fill="none" draw:textarea-vertical-align="middle"/>
    </style:style>
    <style:style style:name="gr80" style:family="graphic" style:parent-style-name="objectwithoutfill">
      <style:graphic-properties svg:stroke-color="#cccccc" draw:marker-end="Arrowheads_20_36" draw:marker-end-width="0.3cm" draw:fill="none" draw:textarea-vertical-align="middle"/>
    </style:style>
    <style:style style:name="gr81" style:family="graphic" style:parent-style-name="objectwithoutfill">
      <style:graphic-properties svg:stroke-color="#cccccc" draw:marker-end="Arrowheads_20_37" draw:marker-end-width="0.3cm" draw:fill="none" draw:textarea-vertical-align="middle"/>
    </style:style>
    <style:style style:name="gr82" style:family="graphic" style:parent-style-name="objectwithoutfill">
      <style:graphic-properties svg:stroke-color="#cccccc" draw:marker-end="Arrowheads_20_38" draw:marker-end-width="0.3cm" draw:fill="none" draw:textarea-vertical-align="middle"/>
    </style:style>
    <style:style style:name="gr83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8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8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86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87" style:family="graphic" style:parent-style-name="objectwithoutfill">
      <style:graphic-properties draw:marker-end="Arrowheads_20_44" draw:marker-end-width="0.3cm" draw:fill="none" draw:textarea-vertical-align="middle"/>
    </style:style>
    <style:style style:name="gr88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89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90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91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92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9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94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95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96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97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98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99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100" style:family="graphic" style:parent-style-name="objectwithoutfill">
      <style:graphic-properties draw:marker-end="Arrowheads_20_54" draw:marker-end-width="0.3cm" draw:fill="none" draw:textarea-vertical-align="middle"/>
      <style:paragraph-properties style:writing-mode="lr-tb"/>
    </style:style>
    <style:style style:name="gr101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102" style:family="graphic" style:parent-style-name="objectwithoutfill">
      <style:graphic-properties draw:marker-end="Arrowheads_20_55" draw:marker-end-width="0.3cm" draw:fill="none" draw:textarea-vertical-align="middle"/>
      <style:paragraph-properties style:writing-mode="lr-tb"/>
    </style:style>
    <style:style style:name="gr103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104" style:family="graphic" style:parent-style-name="objectwithoutfill">
      <style:graphic-properties draw:marker-end="Arrowheads_20_57" draw:marker-end-width="0.3cm" draw:fill="none" draw:textarea-vertical-align="middle"/>
      <style:paragraph-properties style:writing-mode="lr-tb"/>
    </style:style>
    <style:style style:name="gr105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106" style:family="graphic" style:parent-style-name="objectwithoutfill">
      <style:graphic-properties draw:marker-end="Arrowheads_20_67" draw:marker-end-width="0.3cm" draw:fill="none" draw:textarea-vertical-align="middle"/>
      <style:paragraph-properties style:writing-mode="lr-tb"/>
    </style:style>
    <style:style style:name="gr10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0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0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5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8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1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0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1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3" style:family="graphic" style:parent-style-name="objectwithoutfill">
      <style:graphic-properties svg:stroke-color="#cccccc" draw:marker-end="Arrowheads_20_43" draw:marker-end-width="0.3cm" draw:fill="none" draw:textarea-vertical-align="middle"/>
    </style:style>
    <style:style style:name="gr124" style:family="graphic" style:parent-style-name="objectwithoutfill">
      <style:graphic-properties svg:stroke-color="#cccccc" draw:marker-end="Arrowheads_20_44" draw:marker-end-width="0.3cm" draw:fill="none" draw:textarea-vertical-align="middle"/>
    </style:style>
    <style:style style:name="gr125" style:family="graphic" style:parent-style-name="objectwithoutfill">
      <style:graphic-properties svg:stroke-color="#cccccc" draw:marker-end="Arrowheads_20_46" draw:marker-end-width="0.3cm" draw:fill="none" draw:textarea-vertical-align="middle"/>
    </style:style>
    <style:style style:name="gr126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28" style:family="graphic" style:parent-style-name="objectwithoutfill">
      <style:graphic-properties svg:stroke-color="#cccccc" draw:marker-end="Arrowheads_20_47" draw:marker-end-width="0.3cm" draw:fill="none" draw:textarea-vertical-align="middle"/>
    </style:style>
    <style:style style:name="gr129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0" style:family="graphic" style:parent-style-name="objectwithoutfill">
      <style:graphic-properties svg:stroke-color="#cccccc" draw:marker-end="Arrowheads_20_51" draw:marker-end-width="0.3cm" draw:fill="none" draw:textarea-vertical-align="middle"/>
    </style:style>
    <style:style style:name="gr131" style:family="graphic" style:parent-style-name="objectwithoutfill">
      <style:graphic-properties svg:stroke-color="#cccccc" draw:marker-end="Arrowheads_20_52" draw:marker-end-width="0.3cm" draw:fill="none" draw:textarea-vertical-align="middle"/>
    </style:style>
    <style:style style:name="gr132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3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4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5" style:family="graphic" style:parent-style-name="objectwithoutfill">
      <style:graphic-properties svg:stroke-color="#cccccc" draw:marker-end="Arrowheads_20_53" draw:marker-end-width="0.3cm" draw:fill="none" draw:textarea-vertical-align="middle"/>
    </style:style>
    <style:style style:name="gr136" style:family="graphic" style:parent-style-name="objectwithoutfill">
      <style:graphic-properties svg:stroke-color="#cccccc" draw:marker-end="Arrowheads_20_54" draw:marker-end-width="0.3cm" draw:fill="none" draw:textarea-vertical-align="middle"/>
    </style:style>
    <style:style style:name="gr137" style:family="graphic" style:parent-style-name="standard" style:list-style-name="L1">
      <style:graphic-properties svg:stroke-color="#cccccc" draw:fill-color="#dee6ef" draw:opacity="30%" draw:textarea-horizontal-align="justify" draw:textarea-vertical-align="middle" draw:auto-grow-height="false" fo:min-height="0.648cm" fo:min-width="1.296cm"/>
      <style:paragraph-properties style:writing-mode="lr-tb"/>
    </style:style>
    <style:style style:name="gr138" style:family="graphic" style:parent-style-name="objectwithoutfill">
      <style:graphic-properties svg:stroke-color="#cccccc" draw:marker-end="Arrowheads_20_55" draw:marker-end-width="0.3cm" draw:fill="none" draw:textarea-vertical-align="middle"/>
    </style:style>
    <style:style style:name="gr139" style:family="graphic" style:parent-style-name="objectwithoutfill">
      <style:graphic-properties svg:stroke-color="#cccccc" draw:marker-end="Arrowheads_20_56" draw:marker-end-width="0.3cm" draw:fill="none" draw:textarea-vertical-align="middle"/>
    </style:style>
    <style:style style:name="gr140" style:family="graphic" style:parent-style-name="objectwithoutfill">
      <style:graphic-properties svg:stroke-color="#cccccc" draw:marker-end="Arrowheads_20_57" draw:marker-end-width="0.3cm" draw:fill="none" draw:textarea-vertical-align="middle"/>
    </style:style>
    <style:style style:name="gr141" style:family="graphic" style:parent-style-name="objectwithoutfill">
      <style:graphic-properties svg:stroke-color="#cccccc" draw:marker-end="Arrowheads_20_58" draw:marker-end-width="0.3cm" draw:fill="none" draw:textarea-vertical-align="middle"/>
    </style:style>
    <style:style style:name="gr142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143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144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145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146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gr147" style:family="graphic" style:parent-style-name="objectwithoutfill">
      <style:graphic-properties draw:marker-end="Arrowheads_20_63" draw:marker-end-width="0.3cm" draw:fill="none" draw:textarea-vertical-align="middle"/>
      <style:paragraph-properties style:writing-mode="lr-tb"/>
    </style:style>
    <style:style style:name="gr148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149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150" style:family="graphic" style:parent-style-name="objectwithoutfill">
      <style:graphic-properties draw:marker-end="Arrowheads_20_64" draw:marker-end-width="0.3cm" draw:fill="none" draw:textarea-vertical-align="middle"/>
      <style:paragraph-properties style:writing-mode="lr-tb"/>
    </style:style>
    <style:style style:name="gr151" style:family="graphic" style:parent-style-name="objectwithoutfill">
      <style:graphic-properties draw:marker-end="Arrowheads_20_65" draw:marker-end-width="0.3cm" draw:fill="none" draw:textarea-vertical-align="middle"/>
      <style:paragraph-properties style:writing-mode="lr-tb"/>
    </style:style>
    <style:style style:name="gr152" style:family="graphic" style:parent-style-name="objectwithoutfill">
      <style:graphic-properties draw:marker-end="Arrowheads_20_66" draw:marker-end-width="0.3cm" draw:fill="none" draw:textarea-vertical-align="middle"/>
      <style:paragraph-properties style:writing-mode="lr-tb"/>
    </style:style>
    <style:style style:name="gr153" style:family="graphic" style:parent-style-name="objectwithoutfill">
      <style:graphic-properties svg:stroke-color="#cccccc" draw:marker-end="Arrowheads_20_68" draw:marker-end-width="0.3cm" draw:fill="none" draw:textarea-vertical-align="middle"/>
    </style:style>
    <style:style style:name="gr154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gr155" style:family="graphic" style:parent-style-name="standard" style:list-style-name="L1">
      <style:graphic-properties draw:fill-color="#dee6ef" draw:textarea-horizontal-align="justify" draw:textarea-vertical-align="middle" draw:auto-grow-height="false" fo:min-height="0.648cm" fo:min-width="1.296cm"/>
      <style:paragraph-properties style:writing-mode="lr-tb"/>
    </style:style>
    <style:style style:name="P1" style:family="paragraph">
      <loext:graphic-properties draw:fill="solid" draw:fill-color="#dde8cb" draw:opacity="80%"/>
      <style:paragraph-properties fo:text-align="center"/>
    </style:style>
    <style:style style:name="P2" style:family="paragraph">
      <loext:graphic-properties draw:fill="solid" draw:fill-color="#fff5ce" draw:opacity="80%"/>
      <style:paragraph-properties fo:text-align="center"/>
    </style:style>
    <style:style style:name="P3" style:family="paragraph">
      <loext:graphic-properties draw:fill="solid" draw:fill-color="#ffd8ce" draw:opacity="80%"/>
      <style:paragraph-properties fo:text-align="center"/>
    </style:style>
    <style:style style:name="P4" style:family="paragraph">
      <loext:graphic-properties draw:fill="solid" draw:fill-color="#dee6ef" draw:opacity="80%"/>
      <style:paragraph-properties fo:text-align="center"/>
    </style:style>
    <style:style style:name="P5" style:family="paragraph">
      <style:paragraph-properties fo:text-align="center"/>
      <style:text-properties fo:color="#3465a4" loext:opacity="100%" fo:font-size="13pt" fo:font-weight="normal"/>
    </style:style>
    <style:style style:name="P6" style:family="paragraph">
      <loext:graphic-properties draw:fill="solid" draw:fill-color="#eeeeee"/>
      <style:paragraph-properties fo:text-align="center"/>
      <style:text-properties fo:color="#3465a4" loext:opacity="100%" fo:font-size="13pt" fo:font-weight="normal"/>
    </style:style>
    <style:style style:name="P7" style:family="paragraph">
      <style:paragraph-properties fo:text-align="center"/>
      <style:text-properties fo:color="#000000" loext:opacity="100%" fo:font-size="11pt" fo:font-weight="normal"/>
    </style:style>
    <style:style style:name="P8" style:family="paragraph">
      <loext:graphic-properties draw:fill="none"/>
      <style:paragraph-properties fo:text-align="center"/>
      <style:text-properties fo:color="#000000" loext:opacity="100%" fo:font-size="11pt" fo:font-weight="normal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000000" loext:opacity="100%" fo:font-size="11pt" fo:font-weight="normal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4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fo:font-size="6pt"/>
    </style:style>
    <style:style style:name="P17" style:family="paragraph">
      <loext:graphic-properties draw:fill="none"/>
      <style:paragraph-properties fo:text-align="center"/>
      <style:text-properties fo:font-size="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cccccc" loext:opacity="100%" fo:font-size="8pt" style:font-size-asian="8pt" style:font-size-complex="8pt"/>
    </style:style>
    <style:style style:name="P19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/>
      <style:text-properties fo:color="#cccccc" loext:opacity="100%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1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/>
      <style:text-properties fo:color="#2a6099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2" style:family="paragraph">
      <loext:graphic-properties draw:fill="none" draw:opacity="30%"/>
      <style:paragraph-properties fo:text-align="center"/>
      <style:text-properties fo:color="#cccccc" loext:opacity="100%" fo:font-size="6pt" style:font-size-asian="6pt" style:font-size-complex="6pt"/>
    </style:style>
    <style:style style:name="P23" style:family="paragraph">
      <loext:graphic-properties draw:fill="none" draw:opacity="30%"/>
      <style:paragraph-properties fo:text-align="center"/>
      <style:text-properties fo:color="#cccccc" loext:opacity="100%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5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/>
      <style:text-properties fo:color="#cccccc" loext:opacity="100%" style:font-name="Liberation Sans" fo:font-size="8pt" style:letter-kerning="true" style:font-name-asian="Noto Sans CJK SC" style:font-size-asian="8pt" style:font-name-complex="Lohit Devanagari" style:font-size-complex="8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cccccc" loext:opacity="100%" style:font-name="Liberation Sans" fo:font-size="6pt" style:letter-kerning="true" style:font-name-asian="Noto Sans CJK SC" style:font-size-asian="6pt" style:font-name-complex="Lohit Devanagari" style:font-size-complex="6pt"/>
    </style:style>
    <style:style style:name="P27" style:family="paragraph">
      <loext:graphic-properties draw:fill-color="#dee6ef" draw:opacity="30%"/>
      <style:paragraph-properties fo:margin-left="0cm" fo:margin-right="0cm" fo:margin-top="0cm" fo:margin-bottom="0cm" fo:line-height="100%" fo:text-align="center" fo:text-indent="0cm"/>
      <style:text-properties fo:color="#cccccc" loext:opacity="100%" fo:font-size="6pt" style:font-size-asian="6pt" style:font-size-complex="6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3cm" svg:height="3.175cm" draw:transform="skewX (0.00122173047639603) translate (1.639cm 8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.139cm" svg:height="3.048cm" draw:transform="skewX (0.00122173047639603) translate (1.643cm 12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145cm" svg:height="3.429cm" draw:transform="skewX (0.00122173047639603) translate (1.638cm 15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7.144cm" svg:height="3.048cm" draw:transform="skewX (0.00122173047639603) translate (1.638cm 5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3.81cm" svg:height="1.27cm" svg:x="3.54cm" svg:y="9.89cm">
          <text:p text:style-name="P5"><text:span text:style-name="T1">Ope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3.81cm" svg:height="1.27cm" svg:x="5.95cm" svg:y="13.71cm">
          <text:p text:style-name="P5"><text:span text:style-name="T1">Schem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3.81cm" svg:height="1.27cm" svg:x="12.3cm" svg:y="13.71cm">
          <text:p text:style-name="P5"><text:span text:style-name="T1">Attribut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3.81cm" svg:height="1.27cm" svg:x="14.04cm" svg:y="17.51cm">
          <text:p text:style-name="P5"><text:span text:style-name="T1">Express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3.81cm" svg:height="1.27cm" svg:x="3.54cm" svg:y="6.08cm">
          <text:p text:style-name="P5"><text:span text:style-name="T1">Execution Pla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3.81cm" svg:height="1.27cm" svg:x="3.54cm" svg:y="2.27cm">
          <text:p text:style-name="P5"><text:span text:style-name="T1">Progress (Even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3.81cm" svg:height="1.27cm" svg:x="13.7cm" svg:y="7.985cm">
          <text:p text:style-name="P5"><text:span text:style-name="T1">Data Source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5.445cm" svg:y1="3.54cm" svg:x2="5.445cm" svg:y2="6.08cm" draw:start-shape="id1" draw:start-glue-point="2" draw:end-shape="id2" svg:d="M5445 3540v2540" svg:viewBox="0 0 1 2541">
          <text:p text:style-name="P7"><text:span text:style-name="T2">pr</text:span><text:span text:style-name="T2">o</text:span><text:span text:style-name="T2">gr</text:span><text:span text:style-name="T2">e</text:span><text:span text:style-name="T2">s</text:span><text:span text:style-name="T2">s </text:span><text:span text:style-name="T2">of</text:span></text:p>
        </draw:connector>
        <draw:connector draw:style-name="gr8" draw:text-style-name="P9" draw:layer="layout" draw:type="line" svg:x1="5.445cm" svg:y1="7.35cm" svg:x2="5.445cm" svg:y2="9.89cm" draw:start-shape="id2" draw:end-shape="id3" draw:end-glue-point="0" svg:d="M5445 7350v2540" svg:viewBox="0 0 1 2541">
          <text:p text:style-name="P7">executes</text:p>
        </draw:connector>
        <draw:connector draw:style-name="gr9" draw:text-style-name="P9" draw:layer="layout" draw:type="lines" svg:x1="7.35cm" svg:y1="10.525cm" svg:x2="7.855cm" svg:y2="13.71cm" draw:start-shape="id3" draw:end-shape="id4" draw:end-glue-point="0" svg:d="M7350 10525h518l-13 2667v518" svg:viewBox="0 0 519 3186">
          <text:p text:style-name="P7"/>
          <text:p text:style-name="P7"/>
          <text:p text:style-name="P7">emits</text:p>
        </draw:connector>
        <draw:connector draw:style-name="gr10" draw:text-style-name="P9" draw:layer="layout" draw:type="line" svg:x1="9.76cm" svg:y1="14.345cm" svg:x2="12.3cm" svg:y2="14.345cm" draw:start-shape="id4" draw:start-glue-point="1" draw:end-shape="id5" draw:end-glue-point="3" svg:d="M9760 14345h2540" svg:viewBox="0 0 2541 1">
          <text:p text:style-name="P7"/>
          <text:p text:style-name="P7"/>
          <text:p text:style-name="P7">consists of</text:p>
        </draw:connector>
        <draw:connector draw:style-name="gr11" draw:text-style-name="P9" draw:layer="layout" svg:x1="14.205cm" svg:y1="14.98cm" svg:x2="14.04cm" svg:y2="18.145cm" draw:start-shape="id5" draw:start-glue-point="2" draw:end-shape="id6" draw:end-glue-point="3" svg:d="M14205 14980v1265h-683v1900h518" svg:viewBox="0 0 684 3166">
          <text:p text:style-name="P7"/>
          <text:p text:style-name="P7"/>
          <text:p text:style-name="P7"/>
          <text:p text:style-name="P7"/>
          <text:p text:style-name="P7"/>
          <text:p text:style-name="P7">computed by<text:tab/></text:p>
          <text:p text:style-name="P7"/>
          <text:p text:style-name="P7"/>
          <text:p text:style-name="P7"/>
          <text:p text:style-name="P7"/>
          <text:p text:style-name="P7"/>
        </draw:connector>
        <draw:connector draw:style-name="gr12" draw:text-style-name="P9" draw:layer="layout" svg:x1="15.945cm" svg:y1="17.51cm" svg:x2="17.85cm" svg:y2="18.145cm" draw:start-shape="id6" draw:start-glue-point="0" draw:end-shape="id6" draw:end-glue-point="1" svg:d="M15945 17510v-518h2423v1153h-518" svg:viewBox="0 0 2424 1154">
          <text:p text:style-name="P7"><text:span text:style-name="T3">t</text:span>akes<text:tab/></text:p>
          <text:p text:style-name="P7"/>
          <text:p text:style-name="P7"/>
          <text:p text:style-name="P7"/>
          <text:p text:style-name="P7"/>
        </draw:connector>
        <draw:connector draw:style-name="gr13" draw:text-style-name="P9" draw:layer="layout" svg:x1="7.35cm" svg:y1="6.715cm" svg:x2="15.605cm" svg:y2="7.985cm" draw:start-shape="id2" draw:end-shape="id7" draw:end-glue-point="0" svg:d="M7350 6715h8255v1270" svg:viewBox="0 0 8256 1271">
          <text:p text:style-name="P7"><text:tab/>affects</text:p>
          <text:p text:style-name="P7"/>
          <text:p text:style-name="P7"/>
          <text:p text:style-name="P7"/>
          <text:p text:style-name="P7"/>
        </draw:connector>
        <draw:connector draw:style-name="gr14" draw:text-style-name="P9" draw:layer="layout" draw:type="lines" svg:x1="7.35cm" svg:y1="6.715cm" svg:x2="13.7cm" svg:y2="8.62cm" draw:start-shape="id2" draw:start-glue-point="1" draw:end-shape="id7" draw:end-glue-point="3" svg:d="M7350 6715h518l5314 1905h518" svg:viewBox="0 0 6351 1906">
          <text:p text:style-name="P7">depends<text:tab/><text:tab/><text:tab/></text:p>
        </draw:connector>
        <draw:connector draw:style-name="gr15" draw:text-style-name="P9" draw:layer="layout" draw:type="lines" draw:line-skew="-0.064cm" svg:x1="7.35cm" svg:y1="10.525cm" svg:x2="13.7cm" svg:y2="8.62cm" draw:start-shape="id3" draw:start-glue-point="1" draw:end-shape="id7" draw:end-glue-point="3" svg:d="M7350 10525h454l5378-1905h518" svg:viewBox="0 0 6351 1906">
          <text:p text:style-name="P7">writes<text:tab/><text:tab/><text:tab/></text:p>
        </draw:connector>
        <draw:connector draw:style-name="gr16" draw:text-style-name="P9" draw:layer="layout" svg:x1="7.35cm" svg:y1="10.525cm" svg:x2="15.605cm" svg:y2="9.255cm" draw:start-shape="id3" draw:start-glue-point="1" draw:end-shape="id7" draw:end-glue-point="2" svg:d="M7350 10525h8255v-1270" svg:viewBox="0 0 8256 1271">
          <text:p text:style-name="P7"/>
          <text:p text:style-name="P7"/>
          <text:p text:style-name="P7"/>
          <text:p text:style-name="P7"/>
          <text:p text:style-name="P7"><text:tab/>reads</text:p>
        </draw:connector>
        <draw:connector draw:style-name="gr17" draw:text-style-name="P8" draw:layer="layout" draw:line-skew="0.117cm" svg:x1="5.445cm" svg:y1="11.16cm" svg:x2="3.54cm" svg:y2="10.525cm" draw:start-shape="id3" draw:start-glue-point="2" draw:end-shape="id3" draw:end-glue-point="3" svg:d="M5445 11160v635h-2423v-1270h518" svg:viewBox="0 0 2424 1271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>fo</text:span><text:span text:style-name="T2">ll</text:span><text:span text:style-name="T2">o</text:span><text:span text:style-name="T2">w</text:span><text:span text:style-name="T2">s</text:span><text:span text:style-name="T2"><text:tab/></text:span></text:p>
          <text:p text:style-name="P7"><text:span text:style-name="T2"/></text:p>
          <text:p text:style-name="P7"><text:span text:style-name="T2"/></text:p>
        </draw:connector>
        <draw:connector draw:style-name="gr18" draw:text-style-name="P8" draw:layer="layout" svg:x1="15.945cm" svg:y1="17.51cm" svg:x2="16.11cm" svg:y2="14.345cm" draw:start-shape="id6" draw:start-glue-point="0" draw:end-shape="id5" draw:end-glue-point="1" svg:d="M15945 17510v-1265h683v-1900h-518" svg:viewBox="0 0 684 3166">
          <text:p><text:span text:style-name="T2"/></text:p>
        </draw:connector>
        <draw:connector draw:style-name="gr19" draw:text-style-name="P8" draw:layer="layout" svg:x1="14.205cm" svg:y1="13.71cm" svg:x2="12.3cm" svg:y2="14.345cm" draw:start-shape="id5" draw:start-glue-point="0" draw:end-shape="id5" draw:end-glue-point="3" svg:d="M14205 13710v-518h-2423v1153h518" svg:viewBox="0 0 2424 1154">
          <text:p text:style-name="P7"><text:span text:style-name="T2">d</text:span><text:span text:style-name="T2">er</text:span><text:span text:style-name="T2">iv</text:span><text:span text:style-name="T2">e</text:span><text:span text:style-name="T2">d </text:span><text:span text:style-name="T2">fr</text:span><text:span text:style-name="T2">o</text:span><text:span text:style-name="T2">m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</draw:connector>
        <draw:custom-shape draw:style-name="gr20" draw:text-style-name="P11" draw:layer="layout" svg:width="5.969cm" svg:height="1.651cm" svg:x="20.05cm" svg:y="3.54cm">
          <text:p text:style-name="P10"><text:span text:style-name="T4">Job / Data </text:span><text:span text:style-name="T4">Source </text:span><text:span text:style-name="T4">level </text:span><text:span text:style-name="T4">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32073.1234866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1" draw:layer="layout" svg:width="5.969cm" svg:height="1.651cm" svg:x="20.05cm" svg:y="11.16cm">
          <text:p text:style-name="P10"><text:span text:style-name="T4">Attribute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45.1256281407 24829.53995157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1" draw:layer="layout" svg:width="5.969cm" svg:height="1.651cm" svg:x="20.05cm" svg:y="14.97cm">
          <text:p text:style-name="P10"><text:span text:style-name="T4">Comput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81.60804020101 17546.731234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1" draw:layer="layout" svg:width="5.969cm" svg:height="1.651cm" svg:x="20.05cm" svg:y="7.35cm">
          <text:p text:style-name="P10"><text:span text:style-name="T4">Operation level line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205.02512562814 27235.3510895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21" draw:text-style-name="P11" draw:layer="layout" draw:type="lines" draw:line-skew="6.467cm" svg:x1="5.445cm" svg:y1="11.16cm" svg:x2="14.04cm" svg:y2="18.145cm" draw:start-shape="id3" draw:start-glue-point="2" draw:end-shape="id6" draw:end-glue-point="3" svg:d="M5445 11160v6985h8077 518" svg:viewBox="0 0 8596 6986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u</text:span><text:span text:style-name="T4">s</text:span><text:span text:style-name="T4">e</text:span><text:span text:style-name="T4">s</text:span></text:p>
        </draw:connector>
      </draw:page>
      <draw:page draw:name="page2" draw:style-name="dp1" draw:master-page-name="Default">
        <draw:custom-shape draw:style-name="gr22" draw:text-style-name="P14" xml:id="id8" draw:id="id8" draw:layer="layout" svg:width="2.54cm" svg:height="1.27cm" svg:x="24.749cm" svg:y="2.397cm">
          <text:p text:style-name="P13"><text:span text:style-name="T5">7.12.2020 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9" draw:id="id9" draw:layer="layout" svg:width="2.54cm" svg:height="1.27cm" svg:x="17.891cm" svg:y="2.524cm">
          <text:p text:style-name="P13"><text:span text:style-name="T5">My Job</text:span></text:p>
          <text:p text:style-name="P13"><text:span text:style-name="T7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11" draw:id="id11" draw:layer="layout" svg:width="2.54cm" svg:height="1.27cm" svg:x="1cm" svg:y="17.256cm">
          <text:p text:style-name="P13"><text:span text:style-name="T8">jdbc://.../</text:span><text:span text:style-name="T8">MyTable</text:span></text:p>
          <text:p text:style-name="P13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12" draw:id="id12" draw:layer="layout" svg:width="2.54cm" svg:height="1.27cm" svg:x="1.762cm" svg:y="3.286cm">
          <text:p text:style-name="P13"><text:span text:style-name="T8">kafka://.../MyTopic</text:span></text:p>
          <text:p text:style-name="P13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5" draw:layer="layout" draw:type="curve" svg:x1="24.749cm" svg:y1="3.032cm" svg:x2="20.431cm" svg:y2="3.159cm" draw:start-shape="id8" draw:start-glue-point="3" draw:end-shape="id9" draw:end-glue-point="10" svg:d="M24749 3032c-3237 0-1078 127-4318 127" svg:viewBox="0 0 4319 128">
          <text:p text:style-name="P12"><text:span text:style-name="T7">: </text:span><text:span text:style-name="T7">PR</text:span><text:span text:style-name="T7">OG</text:span><text:span text:style-name="T7">RE</text:span><text:span text:style-name="T7">SS </text:span><text:span text:style-name="T7">OF</text:span></text:p>
          <text:p text:style-name="P12"><text:span text:style-name="T7"/></text:p>
          <text:p text:style-name="P12"><text:span text:style-name="T7"/></text:p>
          <text:p text:style-name="P12"><text:span text:style-name="T7"/></text:p>
        </draw:connector>
        <draw:custom-shape draw:style-name="gr27" draw:text-style-name="P14" xml:id="id10" draw:id="id10" draw:layer="layout" svg:width="2.54cm" svg:height="1.27cm" svg:x="1.114cm" svg:y="10.397cm">
          <text:p text:style-name="P13"><text:span text:style-name="T8">hdfs://.../aaa.csv</text:span></text:p>
          <text:p text:style-name="P13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28" draw:text-style-name="P17" draw:layer="layout" draw:type="curve" svg:x1="19.161cm" svg:y1="3.794cm" svg:x2="2.384cm" svg:y2="10.397cm" draw:start-shape="id9" draw:start-glue-point="8" draw:end-shape="id10" svg:d="M19161 3794c0 4953-16777 1652-16777 6603" svg:viewBox="0 0 16778 6604">
          <text:p text:style-name="P16">: DEPENDS</text:p>
          <text:p text:style-name="P16"/>
          <text:p text:style-name="P16"/>
        </draw:connector>
        <draw:connector draw:style-name="gr29" draw:text-style-name="P17" draw:layer="layout" draw:type="curve" svg:x1="19.161cm" svg:y1="3.794cm" svg:x2="2.27cm" svg:y2="17.256cm" draw:start-shape="id9" draw:start-glue-point="8" draw:end-shape="id11" svg:d="M19161 3794c0 10098-16891 3367-16891 13462" svg:viewBox="0 0 16892 13463">
          <text:p text:style-name="P16">: DEPENDS</text:p>
          <text:p text:style-name="P16"/>
          <text:p text:style-name="P16"/>
        </draw:connector>
        <draw:connector draw:style-name="gr30" draw:text-style-name="P17" draw:layer="layout" draw:type="curve" svg:x1="17.891cm" svg:y1="3.159cm" svg:x2="4.302cm" svg:y2="3.921cm" draw:start-shape="id9" draw:start-glue-point="6" draw:end-shape="id12" svg:d="M17891 3159c-10191 0-3397 762-13589 762" svg:viewBox="0 0 13590 763">
          <text:p text:style-name="P16">: AFFECTS</text:p>
          <text:p text:style-name="P16"/>
          <text:p text:style-name="P16"/>
          <text:p text:style-name="P16"/>
        </draw:connector>
        <draw:custom-shape draw:style-name="gr31" draw:text-style-name="P14" xml:id="id13" draw:id="id13" draw:layer="layout" svg:width="2.54cm" svg:height="1.27cm" svg:x="24.749cm" svg:y="4.81cm">
          <text:p text:style-name="P13"><text:span text:style-name="T5">8.12.2020 </text:span><text:span text:style-name="T5">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5" draw:layer="layout" draw:type="curve" svg:x1="24.749cm" svg:y1="5.445cm" svg:x2="20.431cm" svg:y2="3.159cm" draw:start-shape="id13" draw:start-glue-point="3" draw:end-shape="id9" svg:d="M24749 5445c-3237 0-1078-2286-4318-2286" svg:viewBox="0 0 4319 2287">
          <text:p text:style-name="P12"/>
          <text:p text:style-name="P12"><text:span text:style-name="T7">: </text:span><text:span text:style-name="T7">PR</text:span><text:span text:style-name="T7">OG</text:span><text:span text:style-name="T7">RE</text:span><text:span text:style-name="T7">SS </text:span><text:span text:style-name="T7">OF</text:span></text:p>
        </draw:connector>
      </draw:page>
      <draw:page draw:name="page3" draw:style-name="dp1" draw:master-page-name="Default">
        <draw:custom-shape draw:style-name="gr32" draw:text-style-name="P19" xml:id="id14" draw:id="id14" draw:layer="layout" svg:width="2.54cm" svg:height="1.27cm" svg:x="24.749cm" svg:y="2.397cm">
          <text:p text:style-name="P18"><text:span text:style-name="T5">7.12.2020 </text:span><text:span text:style-name="T5">19:30</text:span><text:span text:style-name="T6"><text:line-break/></text:span><text:span text:style-name="T7">: </text:span><text:span text:style-name="T7">PROG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1" xml:id="id15" draw:id="id15" draw:layer="layout" svg:width="2.54cm" svg:height="1.27cm" svg:x="17.891cm" svg:y="2.524cm">
          <text:p text:style-name="P20">My Job</text:p>
          <text:p text:style-name="P20"><text:span text:style-name="T7">: </text:span><text:span text:style-name="T7">EXECUT</text:span><text:span text:style-name="T7">ION </text:span><text:span text:style-name="T7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4" xml:id="id17" draw:id="id17" draw:layer="layout" svg:width="2.54cm" svg:height="1.27cm" svg:x="17.891cm" svg:y="9.255cm">
          <text:p text:style-name="P13"><text:span text:style-name="T8">Limit</text:span></text:p>
          <text:p text:style-name="P13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4" draw:id="id24" draw:layer="layout" svg:width="2.54cm" svg:height="1.27cm" svg:x="1cm" svg:y="17.256cm">
          <text:p text:style-name="P20">jdbc://.../MyTable</text:p>
          <text:p text:style-name="P20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16" draw:id="id16" draw:layer="layout" svg:width="2.54cm" svg:height="1.27cm" svg:x="17.764cm" svg:y="6.461cm">
          <text:p text:style-name="P13"><text:span text:style-name="T5">Write as AVRO</text:span></text:p>
          <text:p text:style-name="P13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xml:id="id26" draw:id="id26" draw:layer="layout" svg:width="2.54cm" svg:height="1.27cm" svg:x="1.762cm" svg:y="3.286cm">
          <text:p text:style-name="P20">kafka://.../MyTopic</text:p>
          <text:p text:style-name="P20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2" draw:layer="layout" draw:type="curve" svg:x1="24.749cm" svg:y1="3.032cm" svg:x2="20.431cm" svg:y2="3.159cm" draw:start-shape="id14" draw:start-glue-point="3" draw:end-shape="id15" draw:end-glue-point="10" svg:d="M24749 3032c-3237 0-1078 127-4318 127" svg:viewBox="0 0 4319 128">
          <text:p><text:span text:style-name="T7"/></text:p>
        </draw:connector>
        <draw:custom-shape draw:style-name="gr39" draw:text-style-name="P14" xml:id="id18" draw:id="id18" draw:layer="layout" svg:width="2.54cm" svg:height="1.27cm" svg:x="17.891cm" svg:y="11.795cm">
          <text:p text:style-name="P13"><text:span text:style-name="T8">Sort</text:span></text:p>
          <text:p text:style-name="P13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19" draw:id="id19" draw:layer="layout" svg:width="2.54cm" svg:height="1.27cm" svg:x="18.018cm" svg:y="15.224cm">
          <text:p text:style-name="P13"><text:span text:style-name="T8">Join</text:span></text:p>
          <text:p text:style-name="P13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4" xml:id="id21" draw:id="id21" draw:layer="layout" svg:width="2.54cm" svg:height="1.27cm" svg:x="10.525cm" svg:y="10.906cm">
          <text:p text:style-name="P13"><text:span text:style-name="T8">Filter</text:span></text:p>
          <text:p text:style-name="P13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xml:id="id20" draw:id="id20" draw:layer="layout" svg:width="2.54cm" svg:height="1.27cm" svg:x="17.383cm" svg:y="18.73cm">
          <text:p text:style-name="P13"><text:span text:style-name="T8">Pr</text:span><text:span text:style-name="T8">oj</text:span><text:span text:style-name="T8">ec</text:span><text:span text:style-name="T8">t</text:span></text:p>
          <text:p text:style-name="P13"><text:span text:style-name="T7">: </text:span><text:span text:style-name="T7">OP</text:span><text:span text:style-name="T7">ER</text:span><text:span text:style-name="T7">ATI</text:span><text:span text:style-name="T7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xml:id="id22" draw:id="id22" draw:layer="layout" svg:width="2.54cm" svg:height="1.27cm" svg:x="6.08cm" svg:y="10.398cm">
          <text:p text:style-name="P13"><text:span text:style-name="T8">Read </text:span><text:span text:style-name="T8">CSV</text:span></text:p>
          <text:p text:style-name="P13"><text:span text:style-name="T7">: </text:span><text:span text:style-name="T7">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1" xml:id="id25" draw:id="id25" draw:layer="layout" svg:width="2.54cm" svg:height="1.27cm" svg:x="1.127cm" svg:y="10.398cm">
          <text:p text:style-name="P20">hdfs://.../aaa.csv</text:p>
          <text:p text:style-name="P20"><text:span text:style-name="T7">: </text:span><text:span text:style-name="T7">DA</text:span><text:span text:style-name="T7">TA </text:span><text:span text:style-name="T7">SO</text:span><text:span text:style-name="T7">UR</text:span><text:span text:style-name="T7">C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5" draw:text-style-name="P14" xml:id="id23" draw:id="id23" draw:layer="layout" svg:width="2.54cm" svg:height="1.27cm" svg:x="6.207cm" svg:y="17.51cm">
          <text:p text:style-name="P13"><text:span text:style-name="T8">R</text:span><text:span text:style-name="T8">e</text:span><text:span text:style-name="T8">a</text:span><text:span text:style-name="T8">d </text:span><text:span text:style-name="T8">D</text:span><text:span text:style-name="T8">B </text:span><text:span text:style-name="T8">T</text:span><text:span text:style-name="T8">a</text:span><text:span text:style-name="T8">b</text:span><text:span text:style-name="T8">le</text:span></text:p>
          <text:p text:style-name="P13"><text:span text:style-name="T7">: </text:span><text:span text:style-name="T7">O</text:span><text:span text:style-name="T7">P</text:span><text:span text:style-name="T7">E</text:span><text:span text:style-name="T7">R</text:span><text:span text:style-name="T7">A</text:span><text:span text:style-name="T7">TI</text:span><text:span text:style-name="T7">O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5" draw:layer="layout" draw:type="curve" svg:x1="19.161cm" svg:y1="3.794cm" svg:x2="19.034cm" svg:y2="6.461cm" draw:start-shape="id15" draw:start-glue-point="8" draw:end-shape="id16" draw:end-glue-point="4" svg:d="M19161 3794c0 2001-127 668-127 2667" svg:viewBox="0 0 128 2668">
          <text:p/>
        </draw:connector>
        <draw:connector draw:style-name="gr47" draw:text-style-name="P17" draw:layer="layout" draw:type="curve" svg:x1="19.034cm" svg:y1="7.731cm" svg:x2="19.161cm" svg:y2="9.255cm" draw:start-shape="id16" draw:start-glue-point="8" draw:end-shape="id17" draw:end-glue-point="4" svg:d="M19034 7731c0 1144 127 383 127 1524" svg:viewBox="0 0 128 1525">
          <text:p text:style-name="P16">: FOLLOWS</text:p>
        </draw:connector>
        <draw:connector draw:style-name="gr48" draw:text-style-name="P17" draw:layer="layout" draw:type="curve" svg:x1="19.161cm" svg:y1="10.525cm" svg:x2="19.161cm" svg:y2="11.795cm" draw:start-shape="id17" draw:start-glue-point="8" draw:end-shape="id18" draw:end-glue-point="0" svg:d="M19161 10525v1270" svg:viewBox="0 0 1 1271">
          <text:p text:style-name="P16">: FOLLOWS</text:p>
        </draw:connector>
        <draw:connector draw:style-name="gr49" draw:text-style-name="P17" draw:layer="layout" draw:type="curve" svg:x1="19.161cm" svg:y1="13.065cm" svg:x2="19.288cm" svg:y2="15.224cm" draw:start-shape="id18" draw:start-glue-point="8" draw:end-shape="id19" draw:end-glue-point="4" svg:d="M19161 13065c0 1620 127 541 127 2159" svg:viewBox="0 0 128 2160">
          <text:p text:style-name="P16">: FOLLOWS</text:p>
        </draw:connector>
        <draw:connector draw:style-name="gr50" draw:text-style-name="P17" draw:layer="layout" draw:type="curve" svg:x1="19.288cm" svg:y1="16.494cm" svg:x2="18.653cm" svg:y2="18.73cm" draw:start-shape="id19" draw:start-glue-point="8" draw:end-shape="id20" svg:d="M19288 16494c0 1678-635 561-635 2236" svg:viewBox="0 0 636 2237">
          <text:p text:style-name="P16">: FOLLOWS</text:p>
        </draw:connector>
        <draw:connector draw:style-name="gr51" draw:text-style-name="P17" draw:layer="layout" draw:type="curve" svg:x1="18.018cm" svg:y1="15.859cm" svg:x2="13.065cm" svg:y2="11.541cm" draw:start-shape="id19" draw:start-glue-point="3" draw:end-shape="id21" svg:d="M18018 15859c-3714 0-1238-4318-4953-4318" svg:viewBox="0 0 4954 4319">
          <text:p text:style-name="P16">: FOLLOWS</text:p>
        </draw:connector>
        <draw:connector draw:style-name="gr52" draw:text-style-name="P17" draw:layer="layout" draw:type="curve" svg:x1="10.525cm" svg:y1="11.541cm" svg:x2="8.62cm" svg:y2="11.033cm" draw:start-shape="id21" draw:start-glue-point="3" draw:end-shape="id22" svg:d="M10525 11541c-1428 0-476-508-1905-508" svg:viewBox="0 0 1906 509">
          <text:p text:style-name="P16">: FOLLOWS</text:p>
        </draw:connector>
        <draw:connector draw:style-name="gr53" draw:text-style-name="P17" draw:layer="layout" draw:type="curve" svg:x1="17.383cm" svg:y1="19.365cm" svg:x2="8.747cm" svg:y2="18.145cm" draw:start-shape="id20" draw:start-glue-point="3" draw:end-shape="id23" draw:end-glue-point="1" svg:d="M17383 19365c-6475 0-2158-1220-8636-1220" svg:viewBox="0 0 8637 1221">
          <text:p text:style-name="P16">: FOLLOWS</text:p>
        </draw:connector>
        <draw:connector draw:style-name="gr29" draw:text-style-name="P17" draw:layer="layout" draw:type="curve" svg:x1="6.207cm" svg:y1="18.145cm" svg:x2="3.54cm" svg:y2="17.891cm" draw:start-shape="id23" draw:end-shape="id24" svg:d="M6207 18145c-1999 0-666-254-2667-254" svg:viewBox="0 0 2668 255">
          <text:p text:style-name="P16">: READS FROM</text:p>
          <text:p text:style-name="P16"/>
          <text:p text:style-name="P16"/>
          <text:p text:style-name="P16"/>
        </draw:connector>
        <draw:connector draw:style-name="gr54" draw:text-style-name="P17" draw:layer="layout" draw:type="curve" svg:x1="6.08cm" svg:y1="11.033cm" svg:x2="3.667cm" svg:y2="11.033cm" draw:start-shape="id22" draw:end-shape="id25" svg:d="M6080 11033h-2413" svg:viewBox="0 0 2414 1">
          <text:p text:style-name="P16">: READS FROM</text:p>
          <text:p text:style-name="P16"/>
          <text:p text:style-name="P16"/>
        </draw:connector>
        <draw:connector draw:style-name="gr30" draw:text-style-name="P17" draw:layer="layout" draw:type="curve" svg:x1="17.764cm" svg:y1="7.096cm" svg:x2="3.93cm" svg:y2="4.37cm" draw:start-shape="id16" draw:start-glue-point="6" draw:end-shape="id26" draw:end-glue-point="9" svg:d="M17764 7096c-9223 0-13834-908-13834-2726" svg:viewBox="0 0 13835 2727"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>: WRITES TO</text:p>
        </draw:connector>
        <draw:custom-shape draw:style-name="gr55" draw:text-style-name="P19" xml:id="id27" draw:id="id27" draw:layer="layout" svg:width="2.54cm" svg:height="1.27cm" svg:x="24.75cm" svg:y="4.739cm">
          <text:p text:style-name="P18"><text:span text:style-name="T5">8.12.2020 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27" draw:start-glue-point="3" draw:end-shape="id15" svg:d="M24750 5374c-3238 0-1079-2215-4319-2215" svg:viewBox="0 0 4320 2216">
          <text:p><text:span text:style-name="T7"/></text:p>
        </draw:connector>
        <draw:connector draw:style-name="gr56" draw:text-style-name="P15" draw:layer="layout" draw:type="curve" svg:x1="17.891cm" svg:y1="3.159cm" svg:x2="4.302cm" svg:y2="3.921cm" draw:start-shape="id15" draw:end-shape="id26" draw:end-glue-point="1" svg:d="M17891 3159c-10191 0-3397 762-13589 762" svg:viewBox="0 0 13590 763">
          <text:p/>
        </draw:connector>
        <draw:connector draw:style-name="gr57" draw:text-style-name="P15" draw:layer="layout" draw:type="curve" svg:x1="19.161cm" svg:y1="3.794cm" svg:x2="2.397cm" svg:y2="10.398cm" draw:start-shape="id15" draw:start-glue-point="2" draw:end-shape="id25" draw:end-glue-point="4" svg:d="M19161 3794c0 4954-16764 1653-16764 6604" svg:viewBox="0 0 16765 6605">
          <text:p/>
        </draw:connector>
        <draw:connector draw:style-name="gr58" draw:text-style-name="P15" draw:layer="layout" draw:type="curve" svg:x1="19.161cm" svg:y1="3.794cm" svg:x2="2.27cm" svg:y2="17.256cm" draw:start-shape="id15" draw:start-glue-point="2" draw:end-shape="id24" draw:end-glue-point="4" svg:d="M19161 3794c0 10098-16891 3367-16891 13462" svg:viewBox="0 0 16892 13463">
          <text:p/>
        </draw:connector>
      </draw:page>
      <draw:page draw:name="page4" draw:style-name="dp1" draw:master-page-name="Default">
        <draw:custom-shape draw:style-name="gr59" draw:text-style-name="P19" xml:id="id28" draw:id="id28" draw:layer="layout" svg:width="2.54cm" svg:height="1.27cm" svg:x="24.749cm" svg:y="2.397cm">
          <text:p text:style-name="P18"><text:span text:style-name="T5">7.12.2020 </text:span><text:span text:style-name="T5">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9" xml:id="id29" draw:id="id29" draw:layer="layout" svg:width="2.54cm" svg:height="1.27cm" svg:x="17.891cm" svg:y="2.524cm">
          <text:p text:style-name="P24">My Job</text:p>
          <text:p text:style-name="P24"><text:span text:style-name="T7">: EXECUTION </text:span><text:span text:style-name="T7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xml:id="id31" draw:id="id31" draw:layer="layout" svg:width="2.54cm" svg:height="1.27cm" svg:x="17.891cm" svg:y="9.255cm">
          <text:p text:style-name="P20">Limit</text:p>
          <text:p text:style-name="P20"><text:span text:style-name="T7">: </text:span><text:span text:style-name="T7">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9" xml:id="id38" draw:id="id38" draw:layer="layout" svg:width="2.54cm" svg:height="1.27cm" svg:x="1cm" svg:y="17.256cm">
          <text:p text:style-name="P24">jdbc://.../MyTable</text:p>
          <text:p text:style-name="P24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1" xml:id="id30" draw:id="id30" draw:layer="layout" svg:width="2.54cm" svg:height="1.27cm" svg:x="17.764cm" svg:y="6.461cm">
          <text:p text:style-name="P20">Write as AVRO</text:p>
          <text:p text:style-name="P20"><text:span text:style-name="T7">: </text:span><text:span text:style-name="T7">OPERAT</text:span><text:span text:style-name="T7">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9" xml:id="id40" draw:id="id40" draw:layer="layout" svg:width="2.54cm" svg:height="1.27cm" svg:x="1.762cm" svg:y="3.286cm">
          <text:p text:style-name="P24">kafka://.../MyTopic</text:p>
          <text:p text:style-name="P24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2" draw:layer="layout" draw:type="curve" svg:x1="24.749cm" svg:y1="3.032cm" svg:x2="20.431cm" svg:y2="3.159cm" draw:start-shape="id28" draw:start-glue-point="3" draw:end-shape="id29" draw:end-glue-point="10" svg:d="M24749 3032c-3237 0-1078 127-4318 127" svg:viewBox="0 0 4319 128">
          <text:p><text:span text:style-name="T7"/></text:p>
        </draw:connector>
        <draw:custom-shape draw:style-name="gr65" draw:text-style-name="P21" xml:id="id32" draw:id="id32" draw:layer="layout" svg:width="2.54cm" svg:height="1.27cm" svg:x="17.891cm" svg:y="11.795cm">
          <text:p text:style-name="P20">Sort</text:p>
          <text:p text:style-name="P20"><text:span text:style-name="T7">: </text:span><text:span text:style-name="T7">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1" xml:id="id33" draw:id="id33" draw:layer="layout" svg:width="2.54cm" svg:height="1.27cm" svg:x="18.018cm" svg:y="15.224cm">
          <text:p text:style-name="P20">Join</text:p>
          <text:p text:style-name="P20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35" draw:id="id35" draw:layer="layout" svg:width="2.54cm" svg:height="1.27cm" svg:x="10.525cm" svg:y="10.906cm">
          <text:p text:style-name="P20">Filter</text:p>
          <text:p text:style-name="P20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1" xml:id="id34" draw:id="id34" draw:layer="layout" svg:width="2.54cm" svg:height="1.27cm" svg:x="17.383cm" svg:y="18.73cm">
          <text:p text:style-name="P20">Project</text:p>
          <text:p text:style-name="P20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1" xml:id="id36" draw:id="id36" draw:layer="layout" svg:width="2.54cm" svg:height="1.27cm" svg:x="6.08cm" svg:y="10.398cm">
          <text:p text:style-name="P20">Read CSV</text:p>
          <text:p text:style-name="P20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9" xml:id="id39" draw:id="id39" draw:layer="layout" svg:width="2.54cm" svg:height="1.27cm" svg:x="1.127cm" svg:y="10.398cm">
          <text:p text:style-name="P24">hdfs://.../aaa.csv</text:p>
          <text:p text:style-name="P24"><text:span text:style-name="T7">: DATA SOURC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1" draw:text-style-name="P21" xml:id="id37" draw:id="id37" draw:layer="layout" svg:width="2.54cm" svg:height="1.27cm" svg:x="6.207cm" svg:y="17.51cm">
          <text:p text:style-name="P20">Read DB Table</text:p>
          <text:p text:style-name="P20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5" draw:layer="layout" draw:type="curve" svg:x1="19.161cm" svg:y1="3.794cm" svg:x2="19.034cm" svg:y2="6.461cm" draw:start-shape="id29" draw:start-glue-point="8" draw:end-shape="id30" draw:end-glue-point="4" svg:d="M19161 3794c0 2001-127 668-127 2667" svg:viewBox="0 0 128 2668">
          <text:p/>
        </draw:connector>
        <draw:connector draw:style-name="gr73" draw:text-style-name="P15" draw:layer="layout" draw:type="curve" svg:x1="19.034cm" svg:y1="7.731cm" svg:x2="19.161cm" svg:y2="9.255cm" draw:start-shape="id30" draw:start-glue-point="8" draw:end-shape="id31" draw:end-glue-point="4" svg:d="M19034 7731c0 1144 127 383 127 1524" svg:viewBox="0 0 128 1525">
          <text:p/>
        </draw:connector>
        <draw:connector draw:style-name="gr74" draw:text-style-name="P15" draw:layer="layout" draw:type="curve" svg:x1="19.161cm" svg:y1="10.525cm" svg:x2="19.161cm" svg:y2="11.795cm" draw:start-shape="id31" draw:start-glue-point="8" draw:end-shape="id32" draw:end-glue-point="0" svg:d="M19161 10525v1270" svg:viewBox="0 0 1 1271">
          <text:p/>
        </draw:connector>
        <draw:connector draw:style-name="gr75" draw:text-style-name="P15" draw:layer="layout" draw:type="curve" svg:x1="19.161cm" svg:y1="13.065cm" svg:x2="19.288cm" svg:y2="15.224cm" draw:start-shape="id32" draw:start-glue-point="8" draw:end-shape="id33" draw:end-glue-point="4" svg:d="M19161 13065c0 1620 127 541 127 2159" svg:viewBox="0 0 128 2160">
          <text:p/>
        </draw:connector>
        <draw:connector draw:style-name="gr76" draw:text-style-name="P15" draw:layer="layout" draw:type="curve" svg:x1="19.288cm" svg:y1="16.494cm" svg:x2="18.653cm" svg:y2="18.73cm" draw:start-shape="id33" draw:start-glue-point="8" draw:end-shape="id34" svg:d="M19288 16494c0 1678-635 561-635 2236" svg:viewBox="0 0 636 2237">
          <text:p/>
        </draw:connector>
        <draw:connector draw:style-name="gr77" draw:text-style-name="P15" draw:layer="layout" draw:type="curve" svg:x1="18.018cm" svg:y1="15.859cm" svg:x2="13.065cm" svg:y2="11.541cm" draw:start-shape="id33" draw:start-glue-point="3" draw:end-shape="id35" svg:d="M18018 15859c-3714 0-1238-4318-4953-4318" svg:viewBox="0 0 4954 4319">
          <text:p/>
        </draw:connector>
        <draw:connector draw:style-name="gr78" draw:text-style-name="P15" draw:layer="layout" draw:type="curve" svg:x1="10.525cm" svg:y1="11.541cm" svg:x2="8.62cm" svg:y2="11.033cm" draw:start-shape="id35" draw:start-glue-point="3" draw:end-shape="id36" svg:d="M10525 11541c-1428 0-476-508-1905-508" svg:viewBox="0 0 1906 509">
          <text:p/>
        </draw:connector>
        <draw:connector draw:style-name="gr79" draw:text-style-name="P17" draw:layer="layout" draw:type="curve" svg:x1="17.383cm" svg:y1="19.365cm" svg:x2="8.747cm" svg:y2="18.145cm" draw:start-shape="id34" draw:start-glue-point="3" draw:end-shape="id37" draw:end-glue-point="1" svg:d="M17383 19365c-6475 0-2158-1220-8636-1220" svg:viewBox="0 0 8637 1221">
          <text:p/>
        </draw:connector>
        <draw:connector draw:style-name="gr80" draw:text-style-name="P15" draw:layer="layout" draw:type="curve" svg:x1="6.207cm" svg:y1="18.145cm" svg:x2="3.54cm" svg:y2="17.891cm" draw:start-shape="id37" draw:end-shape="id38" svg:d="M6207 18145c-1999 0-666-254-2667-254" svg:viewBox="0 0 2668 255">
          <text:p/>
        </draw:connector>
        <draw:connector draw:style-name="gr81" draw:text-style-name="P15" draw:layer="layout" draw:type="curve" svg:x1="6.08cm" svg:y1="11.033cm" svg:x2="3.667cm" svg:y2="11.033cm" draw:start-shape="id36" draw:end-shape="id39" svg:d="M6080 11033h-2413" svg:viewBox="0 0 2414 1">
          <text:p/>
        </draw:connector>
        <draw:connector draw:style-name="gr82" draw:text-style-name="P15" draw:layer="layout" draw:type="curve" svg:x1="17.764cm" svg:y1="7.096cm" svg:x2="3.93cm" svg:y2="4.37cm" draw:start-shape="id30" draw:start-glue-point="6" draw:end-shape="id40" draw:end-glue-point="9" svg:d="M17764 7096c-9223 0-13834-908-13834-2726" svg:viewBox="0 0 13835 2727">
          <text:p/>
        </draw:connector>
        <draw:custom-shape draw:style-name="gr83" draw:text-style-name="P14" xml:id="id43" draw:id="id43" draw:layer="layout" svg:width="2.54cm" svg:height="1.27cm" svg:x="8.747cm" svg:y="15.605cm">
          <text:p text:style-name="P13"><text:span text:style-name="T5">B</text:span></text:p>
          <text:p text:style-name="P13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4" xml:id="id42" draw:id="id42" draw:layer="layout" svg:width="2.54cm" svg:height="1.27cm" svg:x="8.747cm" svg:y="13.7cm">
          <text:p text:style-name="P13"><text:span text:style-name="T5">A</text:span></text:p>
          <text:p text:style-name="P13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4" xml:id="id41" draw:id="id41" draw:layer="layout" svg:width="2.54cm" svg:height="1.27cm" svg:x="4.81cm" svg:y="14.589cm">
          <text:p text:style-name="P13"><text:span text:style-name="T7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7" draw:layer="layout" draw:type="curve" svg:x1="7.35cm" svg:y1="15.224cm" svg:x2="8.747cm" svg:y2="14.335cm" draw:start-shape="id41" draw:start-glue-point="1" draw:end-shape="id42" svg:d="M7350 15224c1048 0 350-889 1397-889" svg:viewBox="0 0 1398 890">
          <text:p text:style-name="P16"/>
          <text:p text:style-name="P16"/>
          <text:p text:style-name="P16"/>
          <text:p text:style-name="P16"><text:tab/></text:p>
          <text:p text:style-name="P16"><text:tab/>: CONSISTS OF</text:p>
        </draw:connector>
        <draw:connector draw:style-name="gr87" draw:text-style-name="P17" draw:layer="layout" draw:type="curve" svg:x1="7.35cm" svg:y1="15.224cm" svg:x2="8.747cm" svg:y2="16.24cm" draw:start-shape="id41" draw:end-shape="id43" svg:d="M7350 15224c1048 0 350 1016 1397 1016" svg:viewBox="0 0 1398 1017">
          <text:p/>
        </draw:connector>
        <draw:connector draw:style-name="gr88" draw:text-style-name="P17" draw:layer="layout" draw:type="curve" svg:x1="7.477cm" svg:y1="17.51cm" svg:x2="6.08cm" svg:y2="15.859cm" draw:start-shape="id37" draw:end-shape="id41" draw:end-glue-point="2" svg:d="M7477 17510c0-1237-1397-412-1397-1651" svg:viewBox="0 0 1398 1652">
          <text:p text:style-name="P16"/>
          <text:p text:style-name="P16"/>
          <text:p text:style-name="P16">: EMITS</text:p>
        </draw:connector>
        <draw:custom-shape draw:style-name="gr89" draw:text-style-name="P14" xml:id="id45" draw:id="id45" draw:layer="layout" svg:width="2.54cm" svg:height="1.27cm" svg:x="24.622cm" svg:y="13.7cm">
          <text:p text:style-name="P13"><text:span text:style-name="T5">C</text:span></text:p>
          <text:p text:style-name="P13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4" xml:id="id44" draw:id="id44" draw:layer="layout" svg:width="2.54cm" svg:height="1.27cm" svg:x="20.558cm" svg:y="17.383cm">
          <text:p text:style-name="P13"><text:span text:style-name="T7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7" draw:layer="layout" draw:type="curve" svg:x1="23.098cm" svg:y1="18.018cm" svg:x2="25.892cm" svg:y2="14.97cm" draw:start-shape="id44" draw:start-glue-point="10" draw:end-shape="id45" draw:end-glue-point="8" svg:d="M23098 18018c1863 0 2794-1016 2794-3048" svg:viewBox="0 0 2795 3049">
          <text:p text:style-name="P16"/>
          <text:p text:style-name="P16"/>
          <text:p text:style-name="P16"/>
          <text:p text:style-name="P16"/>
          <text:p text:style-name="P16"/>
          <text:p text:style-name="P16">: CONSISTS OF</text:p>
        </draw:connector>
        <draw:connector draw:style-name="gr91" draw:text-style-name="P17" draw:layer="layout" draw:type="curve" svg:x1="20.558cm" svg:y1="18.018cm" svg:x2="10.915cm" svg:y2="16.689cm" draw:start-shape="id44" draw:end-shape="id43" draw:end-glue-point="9" svg:d="M20558 18018c-6429 0-9643-443-9643-1329" svg:viewBox="0 0 9644 1330">
          <text:p text:style-name="P16"/>
          <text:p text:style-name="P16"/>
          <text:p text:style-name="P16">: CONSISTS OF</text:p>
        </draw:connector>
        <draw:connector draw:style-name="gr92" draw:text-style-name="P17" draw:layer="layout" draw:type="curve" svg:x1="19.923cm" svg:y1="19.365cm" svg:x2="21.828cm" svg:y2="18.653cm" draw:start-shape="id34" draw:start-glue-point="10" draw:end-shape="id44" draw:end-glue-point="8" svg:d="M19923 19365c1270 0 1905-237 1905-712" svg:viewBox="0 0 1906 713">
          <text:p text:style-name="P16"/>
          <text:p text:style-name="P16">: EMITS</text:p>
        </draw:connector>
        <draw:custom-shape draw:style-name="gr93" draw:text-style-name="P19" xml:id="id46" draw:id="id46" draw:layer="layout" svg:width="2.54cm" svg:height="1.27cm" svg:x="24.75cm" svg:y="4.739cm">
          <text:p text:style-name="P18"><text:span text:style-name="T5">8.12.2020 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46" draw:start-glue-point="3" draw:end-shape="id29" svg:d="M24750 5374c-3238 0-1079-2215-4319-2215" svg:viewBox="0 0 4320 2216">
          <text:p><text:span text:style-name="T7"/></text:p>
        </draw:connector>
        <draw:connector draw:style-name="gr56" draw:text-style-name="P15" draw:layer="layout" draw:type="curve" svg:x1="17.891cm" svg:y1="3.159cm" svg:x2="4.302cm" svg:y2="3.921cm" draw:start-shape="id29" draw:end-shape="id40" draw:end-glue-point="1" svg:d="M17891 3159c-10191 0-3397 762-13589 762" svg:viewBox="0 0 13590 763">
          <text:p/>
        </draw:connector>
        <draw:connector draw:style-name="gr57" draw:text-style-name="P15" draw:layer="layout" draw:type="curve" svg:x1="19.161cm" svg:y1="3.794cm" svg:x2="2.397cm" svg:y2="10.398cm" draw:start-shape="id29" draw:start-glue-point="2" draw:end-shape="id39" draw:end-glue-point="4" svg:d="M19161 3794c0 4954-16764 1653-16764 6604" svg:viewBox="0 0 16765 6605">
          <text:p/>
        </draw:connector>
        <draw:connector draw:style-name="gr58" draw:text-style-name="P15" draw:layer="layout" draw:type="curve" svg:x1="19.161cm" svg:y1="3.794cm" svg:x2="2.27cm" svg:y2="17.256cm" draw:start-shape="id29" draw:start-glue-point="2" draw:end-shape="id38" draw:end-glue-point="4" svg:d="M19161 3794c0 10098-16891 3367-16891 13462" svg:viewBox="0 0 16892 13463">
          <text:p/>
        </draw:connector>
        <draw:connector draw:style-name="gr94" draw:text-style-name="P17" draw:layer="layout" draw:type="curve" svg:x1="24.994cm" svg:y1="14.784cm" svg:x2="11.287cm" svg:y2="16.24cm" draw:start-shape="id45" draw:start-glue-point="7" draw:end-shape="id43" draw:end-glue-point="10" svg:d="M24994 14784c0 971-4569 1456-13707 1456" svg:viewBox="0 0 13708 1457"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>: DERIVED FROM</text:p>
        </draw:connector>
        <draw:connector draw:style-name="gr95" draw:text-style-name="P17" draw:layer="layout" draw:type="curve" svg:x1="24.622cm" svg:y1="14.335cm" svg:x2="11.287cm" svg:y2="14.335cm" draw:start-shape="id45" draw:end-shape="id42" svg:d="M24622 14335h-13335" svg:viewBox="0 0 13336 1">
          <text:p text:style-name="P16">: DERIVED FROM</text:p>
          <text:p text:style-name="P16"/>
          <text:p text:style-name="P16"/>
        </draw:connector>
        <draw:custom-shape draw:style-name="gr96" draw:text-style-name="P14" xml:id="id49" draw:id="id49" draw:layer="layout" svg:width="2.54cm" svg:height="1.27cm" svg:x="10.525cm" svg:y="8.366cm">
          <text:p text:style-name="P13"><text:span text:style-name="T5">Y</text:span></text:p>
          <text:p text:style-name="P13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4" xml:id="id48" draw:id="id48" draw:layer="layout" svg:width="2.54cm" svg:height="1.27cm" svg:x="10.525cm" svg:y="6.461cm">
          <text:p text:style-name="P13"><text:span text:style-name="T5">X</text:span></text:p>
          <text:p text:style-name="P13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4" xml:id="id47" draw:id="id47" draw:layer="layout" svg:width="2.54cm" svg:height="1.27cm" svg:x="6.588cm" svg:y="7.35cm">
          <text:p text:style-name="P13"><text:span text:style-name="T7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7" draw:layer="layout" draw:type="curve" svg:x1="9.128cm" svg:y1="7.985cm" svg:x2="10.525cm" svg:y2="7.096cm" draw:start-shape="id47" draw:start-glue-point="1" draw:end-shape="id48" svg:d="M9128 7985c1048 0 350-889 1397-889" svg:viewBox="0 0 1398 890">
          <text:p text:style-name="P16"/>
          <text:p text:style-name="P16"/>
          <text:p text:style-name="P16"/>
          <text:p text:style-name="P16"/>
          <text:p text:style-name="P16"><text:tab/>: CONSISTS OF</text:p>
        </draw:connector>
        <draw:connector draw:style-name="gr87" draw:text-style-name="P17" draw:layer="layout" draw:type="curve" svg:x1="9.128cm" svg:y1="7.985cm" svg:x2="10.525cm" svg:y2="9.001cm" draw:start-shape="id47" draw:end-shape="id49" svg:d="M9128 7985c1048 0 350 1016 1397 1016" svg:viewBox="0 0 1398 1017">
          <text:p/>
        </draw:connector>
        <draw:connector draw:style-name="gr99" draw:text-style-name="P17" draw:layer="layout" draw:type="curve" svg:x1="7.35cm" svg:y1="10.398cm" svg:x2="6.96cm" svg:y2="8.434cm" draw:start-shape="id36" draw:end-shape="id47" draw:end-glue-point="7" svg:d="M7350 10398c0-1332-390-350-390-1964" svg:viewBox="0 0 391 1965">
          <text:p text:style-name="P16">: EMITS</text:p>
        </draw:connector>
        <draw:connector draw:style-name="gr100" draw:text-style-name="P17" draw:layer="layout" draw:type="curve" svg:x1="10.897cm" svg:y1="11.092cm" svg:x2="7.858cm" svg:y2="8.62cm" draw:start-shape="id35" draw:start-glue-point="5" draw:end-shape="id47" draw:end-glue-point="8" svg:d="M10897 11092c0-1992-3039-756-3039-2472" svg:viewBox="0 0 3040 2473">
          <text:p text:style-name="P16"/>
          <text:p text:style-name="P16">: EMITS</text:p>
        </draw:connector>
        <draw:custom-shape draw:style-name="gr101" draw:text-style-name="P14" xml:id="id50" draw:id="id50" draw:layer="layout" svg:width="2.54cm" svg:height="1.27cm" svg:x="24.495cm" svg:y="10.525cm">
          <text:p text:style-name="P13"><text:span text:style-name="T7">: SCHEM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6" draw:text-style-name="P17" draw:layer="layout" draw:type="curve" svg:x1="24.495cm" svg:y1="11.16cm" svg:x2="13.065cm" svg:y2="7.096cm" draw:start-shape="id50" draw:start-glue-point="3" draw:end-shape="id48" svg:d="M24495 11160c-8571 0-2856-4064-11430-4064" svg:viewBox="0 0 11431 4065"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><text:tab/><text:tab/><text:tab/><text:tab/><text:tab/></text:p>
          <text:p text:style-name="P16"><text:tab/><text:tab/><text:tab/><text:tab/><text:tab/><text:tab/><text:tab/>: CONSISTS OF</text:p>
        </draw:connector>
        <draw:connector draw:style-name="gr91" draw:text-style-name="P17" draw:layer="layout" draw:type="curve" svg:x1="27.035cm" svg:y1="11.16cm" svg:x2="27.162cm" svg:y2="14.335cm" draw:start-shape="id50" draw:start-glue-point="10" draw:end-shape="id45" draw:end-glue-point="10" svg:d="M27035 11160c943 0 880 3175 127 3175" svg:viewBox="0 0 701 3176">
          <text:p text:style-name="P16">: CONSISTS OF</text:p>
        </draw:connector>
        <draw:connector draw:style-name="gr102" draw:text-style-name="P17" draw:layer="layout" draw:type="curve" svg:x1="19.288cm" svg:y1="15.224cm" svg:x2="25.765cm" svg:y2="11.795cm" draw:start-shape="id33" draw:end-shape="id50" draw:end-glue-point="8" svg:d="M19288 15224c0-2571 6477-857 6477-3429" svg:viewBox="0 0 6478 3430">
          <text:p text:style-name="P16">: EMITS</text:p>
          <text:p text:style-name="P16"/>
          <text:p text:style-name="P16"/>
        </draw:connector>
        <draw:connector draw:style-name="gr103" draw:text-style-name="P17" draw:layer="layout" draw:type="curve" svg:x1="20.431cm" svg:y1="12.43cm" svg:x2="24.867cm" svg:y2="11.609cm" draw:start-shape="id32" draw:end-shape="id50" draw:end-glue-point="7" svg:d="M20431 12430c2958 0 4436-273 4436-821" svg:viewBox="0 0 4437 822">
          <text:p text:style-name="P16">: EMITS</text:p>
        </draw:connector>
        <draw:connector draw:style-name="gr104" draw:text-style-name="P17" draw:layer="layout" draw:type="curve" svg:x1="20.431cm" svg:y1="9.89cm" svg:x2="24.867cm" svg:y2="10.711cm" draw:start-shape="id31" draw:start-glue-point="10" draw:end-shape="id50" draw:end-glue-point="5" svg:d="M20431 9890c2958 0 4436 273 4436 821" svg:viewBox="0 0 4437 822">
          <text:p text:style-name="P16">: EMITS</text:p>
          <text:p text:style-name="P16"/>
        </draw:connector>
        <draw:connector draw:style-name="gr105" draw:text-style-name="P17" draw:layer="layout" draw:type="curve" svg:x1="19.034cm" svg:y1="7.731cm" svg:x2="25.765cm" svg:y2="10.525cm" draw:start-shape="id30" draw:start-glue-point="2" draw:end-shape="id50" draw:end-glue-point="4" svg:d="M19034 7731c0 2097 6731 700 6731 2794" svg:viewBox="0 0 6732 2795">
          <text:p text:style-name="P16">: EMITS</text:p>
          <text:p text:style-name="P16"/>
          <text:p text:style-name="P16"/>
        </draw:connector>
        <draw:connector draw:style-name="gr106" draw:text-style-name="P17" draw:layer="layout" draw:type="curve" svg:x1="17.891cm" svg:y1="12.43cm" svg:x2="13.065cm" svg:y2="9.001cm" draw:start-shape="id32" draw:start-glue-point="3" draw:end-shape="id49" svg:d="M17891 12430c-3618 0-1205-3429-4826-3429" svg:viewBox="0 0 4827 3430">
          <text:p text:style-name="P16">: USES</text:p>
        </draw:connector>
      </draw:page>
      <draw:page draw:name="page5" draw:style-name="dp1" draw:master-page-name="Default">
        <draw:custom-shape draw:style-name="gr107" draw:text-style-name="P19" xml:id="id51" draw:id="id51" draw:layer="layout" svg:width="2.54cm" svg:height="1.27cm" svg:x="24.749cm" svg:y="2.397cm">
          <text:p text:style-name="P18"><text:span text:style-name="T5">7.12.2020 </text:span><text:span text:style-name="T5">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8" draw:text-style-name="P25" xml:id="id52" draw:id="id52" draw:layer="layout" svg:width="2.54cm" svg:height="1.27cm" svg:x="17.891cm" svg:y="2.524cm">
          <text:p text:style-name="P24">My Job</text:p>
          <text:p text:style-name="P24"><text:span text:style-name="T7">: EXECUTION 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25" xml:id="id54" draw:id="id54" draw:layer="layout" svg:width="2.54cm" svg:height="1.27cm" svg:x="17.891cm" svg:y="9.255cm">
          <text:p text:style-name="P24">Limit</text:p>
          <text:p text:style-name="P24"><text:span text:style-name="T7">: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5" xml:id="id61" draw:id="id61" draw:layer="layout" svg:width="2.54cm" svg:height="1.27cm" svg:x="1cm" svg:y="17.256cm">
          <text:p text:style-name="P24">jdbc://.../MyTable</text:p>
          <text:p text:style-name="P24"><text:span text:style-name="T7">: </text:span><text:span text:style-name="T7">DA</text:span><text:span text:style-name="T7">TA </text:span><text:span text:style-name="T7">SO</text:span><text:span text:style-name="T7">UR</text:span><text:span text:style-name="T7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5" xml:id="id53" draw:id="id53" draw:layer="layout" svg:width="2.54cm" svg:height="1.27cm" svg:x="17.764cm" svg:y="6.461cm">
          <text:p text:style-name="P24">Write as AVRO</text:p>
          <text:p text:style-name="P24"><text:span text:style-name="T7">: </text:span><text:span text:style-name="T7">OPE</text:span><text:span text:style-name="T7">RATI</text:span><text:span text:style-name="T7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5" xml:id="id63" draw:id="id63" draw:layer="layout" svg:width="2.54cm" svg:height="1.27cm" svg:x="1.762cm" svg:y="3.286cm">
          <text:p text:style-name="P24">kafka://.../MyTopic</text:p>
          <text:p text:style-name="P24"><text:span text:style-name="T7">: </text:span><text:span text:style-name="T7">DA</text:span><text:span text:style-name="T7">TA </text:span><text:span text:style-name="T7">SO</text:span><text:span text:style-name="T7">UR</text:span><text:span text:style-name="T7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2" draw:layer="layout" draw:type="curve" svg:x1="24.749cm" svg:y1="3.032cm" svg:x2="20.431cm" svg:y2="3.159cm" draw:start-shape="id51" draw:start-glue-point="3" draw:end-shape="id52" draw:end-glue-point="10" svg:d="M24749 3032c-3237 0-1078 127-4318 127" svg:viewBox="0 0 4319 128">
          <text:p/>
        </draw:connector>
        <draw:custom-shape draw:style-name="gr113" draw:text-style-name="P25" xml:id="id55" draw:id="id55" draw:layer="layout" svg:width="2.54cm" svg:height="1.27cm" svg:x="17.891cm" svg:y="11.795cm">
          <text:p text:style-name="P24">Sort</text:p>
          <text:p text:style-name="P24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25" xml:id="id56" draw:id="id56" draw:layer="layout" svg:width="2.54cm" svg:height="1.27cm" svg:x="18.018cm" svg:y="15.224cm">
          <text:p text:style-name="P24">Join</text:p>
          <text:p text:style-name="P24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21" xml:id="id58" draw:id="id58" draw:layer="layout" svg:width="2.54cm" svg:height="1.27cm" svg:x="10.525cm" svg:y="10.906cm">
          <text:p text:style-name="P20">Filter</text:p>
          <text:p text:style-name="P20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5" xml:id="id57" draw:id="id57" draw:layer="layout" svg:width="2.54cm" svg:height="1.27cm" svg:x="17.383cm" svg:y="18.73cm">
          <text:p text:style-name="P24">Project</text:p>
          <text:p text:style-name="P24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5" xml:id="id59" draw:id="id59" draw:layer="layout" svg:width="2.54cm" svg:height="1.27cm" svg:x="6.08cm" svg:y="10.398cm">
          <text:p text:style-name="P24">Read CSV</text:p>
          <text:p text:style-name="P24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5" xml:id="id62" draw:id="id62" draw:layer="layout" svg:width="2.54cm" svg:height="1.27cm" svg:x="1.127cm" svg:y="10.398cm">
          <text:p text:style-name="P24">hdfs://.../aaa.csv</text:p>
          <text:p text:style-name="P24"><text:span text:style-name="T7">: DATA </text:span><text:span text:style-name="T7">SOURC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19" draw:text-style-name="P25" xml:id="id60" draw:id="id60" draw:layer="layout" svg:width="2.54cm" svg:height="1.27cm" svg:x="6.207cm" svg:y="17.51cm">
          <text:p text:style-name="P24">Read DB Table</text:p>
          <text:p text:style-name="P24"><text:span text:style-name="T7">: OPE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15" draw:layer="layout" draw:type="curve" svg:x1="19.161cm" svg:y1="3.794cm" svg:x2="19.034cm" svg:y2="6.461cm" draw:start-shape="id52" draw:start-glue-point="8" draw:end-shape="id53" draw:end-glue-point="4" svg:d="M19161 3794c0 2001-127 668-127 2667" svg:viewBox="0 0 128 2668">
          <text:p/>
        </draw:connector>
        <draw:connector draw:style-name="gr73" draw:text-style-name="P15" draw:layer="layout" draw:type="curve" svg:x1="19.034cm" svg:y1="7.731cm" svg:x2="19.161cm" svg:y2="9.255cm" draw:start-shape="id53" draw:start-glue-point="8" draw:end-shape="id54" draw:end-glue-point="4" svg:d="M19034 7731c0 1144 127 383 127 1524" svg:viewBox="0 0 128 1525">
          <text:p/>
        </draw:connector>
        <draw:connector draw:style-name="gr74" draw:text-style-name="P15" draw:layer="layout" draw:type="curve" svg:x1="19.161cm" svg:y1="10.525cm" svg:x2="19.161cm" svg:y2="11.795cm" draw:start-shape="id54" draw:start-glue-point="8" draw:end-shape="id55" draw:end-glue-point="0" svg:d="M19161 10525v1270" svg:viewBox="0 0 1 1271">
          <text:p/>
        </draw:connector>
        <draw:connector draw:style-name="gr75" draw:text-style-name="P15" draw:layer="layout" draw:type="curve" svg:x1="19.161cm" svg:y1="13.065cm" svg:x2="19.288cm" svg:y2="15.224cm" draw:start-shape="id55" draw:start-glue-point="8" draw:end-shape="id56" draw:end-glue-point="4" svg:d="M19161 13065c0 1620 127 541 127 2159" svg:viewBox="0 0 128 2160">
          <text:p/>
        </draw:connector>
        <draw:connector draw:style-name="gr76" draw:text-style-name="P15" draw:layer="layout" draw:type="curve" svg:x1="19.288cm" svg:y1="16.494cm" svg:x2="18.653cm" svg:y2="18.73cm" draw:start-shape="id56" draw:start-glue-point="8" draw:end-shape="id57" svg:d="M19288 16494c0 1678-635 561-635 2236" svg:viewBox="0 0 636 2237">
          <text:p/>
        </draw:connector>
        <draw:connector draw:style-name="gr77" draw:text-style-name="P15" draw:layer="layout" draw:type="curve" svg:x1="18.018cm" svg:y1="15.859cm" svg:x2="13.065cm" svg:y2="11.541cm" draw:start-shape="id56" draw:start-glue-point="3" draw:end-shape="id58" svg:d="M18018 15859c-3714 0-1238-4318-4953-4318" svg:viewBox="0 0 4954 4319">
          <text:p/>
        </draw:connector>
        <draw:connector draw:style-name="gr78" draw:text-style-name="P15" draw:layer="layout" draw:type="curve" svg:x1="10.525cm" svg:y1="11.541cm" svg:x2="8.62cm" svg:y2="11.033cm" draw:start-shape="id58" draw:start-glue-point="3" draw:end-shape="id59" svg:d="M10525 11541c-1428 0-476-508-1905-508" svg:viewBox="0 0 1906 509">
          <text:p/>
        </draw:connector>
        <draw:connector draw:style-name="gr79" draw:text-style-name="P15" draw:layer="layout" draw:type="curve" svg:x1="17.383cm" svg:y1="19.365cm" svg:x2="8.747cm" svg:y2="18.145cm" draw:start-shape="id57" draw:start-glue-point="3" draw:end-shape="id60" draw:end-glue-point="1" svg:d="M17383 19365c-6475 0-2158-1220-8636-1220" svg:viewBox="0 0 8637 1221">
          <text:p/>
        </draw:connector>
        <draw:connector draw:style-name="gr80" draw:text-style-name="P15" draw:layer="layout" draw:type="curve" svg:x1="6.207cm" svg:y1="18.145cm" svg:x2="3.54cm" svg:y2="17.891cm" draw:start-shape="id60" draw:end-shape="id61" svg:d="M6207 18145c-1999 0-666-254-2667-254" svg:viewBox="0 0 2668 255">
          <text:p/>
        </draw:connector>
        <draw:connector draw:style-name="gr81" draw:text-style-name="P15" draw:layer="layout" draw:type="curve" svg:x1="6.08cm" svg:y1="11.033cm" svg:x2="3.667cm" svg:y2="11.033cm" draw:start-shape="id59" draw:end-shape="id62" svg:d="M6080 11033h-2413" svg:viewBox="0 0 2414 1">
          <text:p/>
        </draw:connector>
        <draw:connector draw:style-name="gr82" draw:text-style-name="P15" draw:layer="layout" draw:type="curve" svg:x1="17.764cm" svg:y1="7.096cm" svg:x2="3.93cm" svg:y2="4.37cm" draw:start-shape="id53" draw:start-glue-point="6" draw:end-shape="id63" draw:end-glue-point="9" svg:d="M17764 7096c-9223 0-13834-908-13834-2726" svg:viewBox="0 0 13835 2727">
          <text:p/>
        </draw:connector>
        <draw:custom-shape draw:style-name="gr120" draw:text-style-name="P21" xml:id="id66" draw:id="id66" draw:layer="layout" svg:width="2.54cm" svg:height="1.27cm" svg:x="8.747cm" svg:y="15.605cm">
          <text:p text:style-name="P20">B</text:p>
          <text:p text:style-name="P20"><text:span text:style-name="T7">: </text:span><text:span text:style-name="T7">ATTRIBU</text:span><text:span text:style-name="T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21" xml:id="id65" draw:id="id65" draw:layer="layout" svg:width="2.54cm" svg:height="1.27cm" svg:x="8.747cm" svg:y="13.7cm">
          <text:p text:style-name="P20">A</text:p>
          <text:p text:style-name="P20"><text:span text:style-name="T7">: </text:span><text:span text:style-name="T7">ATTRIBU</text:span><text:span text:style-name="T7">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7" xml:id="id64" draw:id="id64" draw:layer="layout" svg:width="2.54cm" svg:height="1.27cm" svg:x="4.81cm" svg:y="14.589cm">
          <text:p text:style-name="P26"><text:span text:style-name="T7">: </text:span><text:span text:style-name="T7">SCHEM</text:span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15" draw:layer="layout" draw:type="curve" svg:x1="7.35cm" svg:y1="15.224cm" svg:x2="8.747cm" svg:y2="14.335cm" draw:start-shape="id64" draw:start-glue-point="1" draw:end-shape="id65" svg:d="M7350 15224c1048 0 350-889 1397-889" svg:viewBox="0 0 1398 890">
          <text:p/>
        </draw:connector>
        <draw:connector draw:style-name="gr124" draw:text-style-name="P15" draw:layer="layout" draw:type="curve" svg:x1="7.35cm" svg:y1="15.224cm" svg:x2="8.747cm" svg:y2="16.24cm" draw:start-shape="id64" draw:end-shape="id66" svg:d="M7350 15224c1048 0 350 1016 1397 1016" svg:viewBox="0 0 1398 1017">
          <text:p/>
        </draw:connector>
        <draw:connector draw:style-name="gr125" draw:text-style-name="P15" draw:layer="layout" draw:type="curve" svg:x1="7.477cm" svg:y1="17.51cm" svg:x2="6.08cm" svg:y2="15.859cm" draw:start-shape="id60" draw:end-shape="id64" draw:end-glue-point="2" svg:d="M7477 17510c0-1237-1397-412-1397-1651" svg:viewBox="0 0 1398 1652">
          <text:p/>
        </draw:connector>
        <draw:custom-shape draw:style-name="gr126" draw:text-style-name="P21" xml:id="id68" draw:id="id68" draw:layer="layout" svg:width="2.54cm" svg:height="1.27cm" svg:x="24.622cm" svg:y="13.7cm">
          <text:p text:style-name="P20">C</text:p>
          <text:p text:style-name="P20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27" xml:id="id67" draw:id="id67" draw:layer="layout" svg:width="2.54cm" svg:height="1.27cm" svg:x="20.558cm" svg:y="17.383cm">
          <text:p text:style-name="P26"><text:span text:style-name="T7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15" draw:layer="layout" draw:type="curve" svg:x1="23.098cm" svg:y1="18.018cm" svg:x2="25.892cm" svg:y2="14.97cm" draw:start-shape="id67" draw:start-glue-point="10" draw:end-shape="id68" draw:end-glue-point="8" svg:d="M23098 18018c1863 0 2794-1016 2794-3048" svg:viewBox="0 0 2795 3049">
          <text:p/>
        </draw:connector>
        <draw:connector draw:style-name="gr124" draw:text-style-name="P15" draw:layer="layout" draw:type="curve" svg:x1="20.558cm" svg:y1="18.018cm" svg:x2="10.915cm" svg:y2="16.689cm" draw:start-shape="id67" draw:end-shape="id66" draw:end-glue-point="9" svg:d="M20558 18018c-6429 0-9643-443-9643-1329" svg:viewBox="0 0 9644 1330">
          <text:p/>
        </draw:connector>
        <draw:connector draw:style-name="gr128" draw:text-style-name="P15" draw:layer="layout" draw:type="curve" svg:x1="19.923cm" svg:y1="19.365cm" svg:x2="21.828cm" svg:y2="18.653cm" draw:start-shape="id57" draw:start-glue-point="10" draw:end-shape="id67" draw:end-glue-point="8" svg:d="M19923 19365c1270 0 1905-237 1905-712" svg:viewBox="0 0 1906 713">
          <text:p/>
        </draw:connector>
        <draw:custom-shape draw:style-name="gr129" draw:text-style-name="P19" xml:id="id69" draw:id="id69" draw:layer="layout" svg:width="2.54cm" svg:height="1.27cm" svg:x="24.75cm" svg:y="4.739cm">
          <text:p text:style-name="P18"><text:span text:style-name="T5">8.12.2020 19:30</text:span><text:span text:style-name="T6"><text:line-break/></text:span><text:span text:style-name="T7">: PROG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8" draw:text-style-name="P23" draw:layer="layout" draw:type="curve" svg:x1="24.75cm" svg:y1="5.374cm" svg:x2="20.431cm" svg:y2="3.159cm" draw:start-shape="id69" draw:start-glue-point="3" draw:end-shape="id52" svg:d="M24750 5374c-3238 0-1079-2215-4319-2215" svg:viewBox="0 0 4320 2216">
          <text:p/>
        </draw:connector>
        <draw:connector draw:style-name="gr56" draw:text-style-name="P15" draw:layer="layout" draw:type="curve" svg:x1="17.891cm" svg:y1="3.159cm" svg:x2="4.302cm" svg:y2="3.921cm" draw:start-shape="id52" draw:end-shape="id63" draw:end-glue-point="1" svg:d="M17891 3159c-10191 0-3397 762-13589 762" svg:viewBox="0 0 13590 763">
          <text:p/>
        </draw:connector>
        <draw:connector draw:style-name="gr57" draw:text-style-name="P15" draw:layer="layout" draw:type="curve" svg:x1="19.161cm" svg:y1="3.794cm" svg:x2="2.397cm" svg:y2="10.398cm" draw:start-shape="id52" draw:start-glue-point="2" draw:end-shape="id62" draw:end-glue-point="4" svg:d="M19161 3794c0 4954-16764 1653-16764 6604" svg:viewBox="0 0 16765 6605">
          <text:p/>
        </draw:connector>
        <draw:connector draw:style-name="gr58" draw:text-style-name="P15" draw:layer="layout" draw:type="curve" svg:x1="19.161cm" svg:y1="3.794cm" svg:x2="2.27cm" svg:y2="17.256cm" draw:start-shape="id52" draw:start-glue-point="2" draw:end-shape="id61" draw:end-glue-point="4" svg:d="M19161 3794c0 10098-16891 3367-16891 13462" svg:viewBox="0 0 16892 13463">
          <text:p/>
        </draw:connector>
        <draw:connector draw:style-name="gr130" draw:text-style-name="P15" draw:layer="layout" draw:type="curve" svg:x1="24.994cm" svg:y1="14.784cm" svg:x2="11.287cm" svg:y2="16.24cm" draw:start-shape="id68" draw:start-glue-point="7" draw:end-shape="id66" draw:end-glue-point="10" svg:d="M24994 14784c0 971-4569 1456-13707 1456" svg:viewBox="0 0 13708 1457">
          <text:p/>
        </draw:connector>
        <draw:connector draw:style-name="gr131" draw:text-style-name="P15" draw:layer="layout" draw:type="curve" svg:x1="24.622cm" svg:y1="14.335cm" svg:x2="11.287cm" svg:y2="14.335cm" draw:start-shape="id68" draw:end-shape="id65" svg:d="M24622 14335h-13335" svg:viewBox="0 0 13336 1">
          <text:p/>
        </draw:connector>
        <draw:custom-shape draw:style-name="gr132" draw:text-style-name="P21" xml:id="id72" draw:id="id72" draw:layer="layout" svg:width="2.54cm" svg:height="1.27cm" svg:x="10.525cm" svg:y="8.366cm">
          <text:p text:style-name="P20">Y</text:p>
          <text:p text:style-name="P20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9" xml:id="id71" draw:id="id71" draw:layer="layout" svg:width="2.54cm" svg:height="1.27cm" svg:x="10.525cm" svg:y="6.461cm">
          <text:p text:style-name="P24">X</text:p>
          <text:p text:style-name="P24"><text:span text:style-name="T7">: 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7" xml:id="id70" draw:id="id70" draw:layer="layout" svg:width="2.54cm" svg:height="1.27cm" svg:x="6.588cm" svg:y="7.35cm">
          <text:p text:style-name="P26"><text:span text:style-name="T7">: SCH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3" draw:text-style-name="P15" draw:layer="layout" draw:type="curve" svg:x1="9.128cm" svg:y1="7.985cm" svg:x2="10.525cm" svg:y2="7.096cm" draw:start-shape="id70" draw:start-glue-point="1" draw:end-shape="id71" svg:d="M9128 7985c1048 0 350-889 1397-889" svg:viewBox="0 0 1398 890">
          <text:p/>
        </draw:connector>
        <draw:connector draw:style-name="gr124" draw:text-style-name="P15" draw:layer="layout" draw:type="curve" svg:x1="9.128cm" svg:y1="7.985cm" svg:x2="10.525cm" svg:y2="9.001cm" draw:start-shape="id70" draw:end-shape="id72" svg:d="M9128 7985c1048 0 350 1016 1397 1016" svg:viewBox="0 0 1398 1017">
          <text:p/>
        </draw:connector>
        <draw:connector draw:style-name="gr135" draw:text-style-name="P15" draw:layer="layout" draw:type="curve" svg:x1="7.35cm" svg:y1="10.398cm" svg:x2="6.96cm" svg:y2="8.434cm" draw:start-shape="id59" draw:end-shape="id70" draw:end-glue-point="7" svg:d="M7350 10398c0-1332-390-350-390-1964" svg:viewBox="0 0 391 1965">
          <text:p/>
        </draw:connector>
        <draw:connector draw:style-name="gr136" draw:text-style-name="P15" draw:layer="layout" draw:type="curve" svg:x1="10.897cm" svg:y1="11.092cm" svg:x2="7.858cm" svg:y2="8.62cm" draw:start-shape="id58" draw:start-glue-point="5" draw:end-shape="id70" draw:end-glue-point="8" svg:d="M10897 11092c0-1992-3039-756-3039-2472" svg:viewBox="0 0 3040 2473">
          <text:p/>
        </draw:connector>
        <draw:custom-shape draw:style-name="gr137" draw:text-style-name="P27" xml:id="id73" draw:id="id73" draw:layer="layout" svg:width="2.54cm" svg:height="1.27cm" svg:x="24.495cm" svg:y="10.525cm">
          <text:p text:style-name="P26"><text:span text:style-name="T7">: SCHEM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3" draw:text-style-name="P15" draw:layer="layout" draw:type="curve" svg:x1="24.495cm" svg:y1="11.16cm" svg:x2="13.065cm" svg:y2="7.096cm" draw:start-shape="id73" draw:start-glue-point="3" draw:end-shape="id71" svg:d="M24495 11160c-8571 0-2856-4064-11430-4064" svg:viewBox="0 0 11431 4065">
          <text:p/>
        </draw:connector>
        <draw:connector draw:style-name="gr124" draw:text-style-name="P15" draw:layer="layout" draw:type="curve" svg:x1="27.035cm" svg:y1="11.16cm" svg:x2="27.162cm" svg:y2="14.335cm" draw:start-shape="id73" draw:start-glue-point="10" draw:end-shape="id68" draw:end-glue-point="10" svg:d="M27035 11160c943 0 880 3175 127 3175" svg:viewBox="0 0 701 3176">
          <text:p/>
        </draw:connector>
        <draw:connector draw:style-name="gr138" draw:text-style-name="P15" draw:layer="layout" draw:type="curve" svg:x1="19.288cm" svg:y1="15.224cm" svg:x2="25.765cm" svg:y2="11.795cm" draw:start-shape="id56" draw:end-shape="id73" draw:end-glue-point="8" svg:d="M19288 15224c0-2571 6477-857 6477-3429" svg:viewBox="0 0 6478 3430">
          <text:p/>
        </draw:connector>
        <draw:connector draw:style-name="gr139" draw:text-style-name="P15" draw:layer="layout" draw:type="curve" svg:x1="20.431cm" svg:y1="12.43cm" svg:x2="24.867cm" svg:y2="11.609cm" draw:start-shape="id55" draw:end-shape="id73" draw:end-glue-point="7" svg:d="M20431 12430c2958 0 4436-273 4436-821" svg:viewBox="0 0 4437 822">
          <text:p/>
        </draw:connector>
        <draw:connector draw:style-name="gr140" draw:text-style-name="P15" draw:layer="layout" draw:type="curve" svg:x1="20.431cm" svg:y1="9.89cm" svg:x2="24.867cm" svg:y2="10.711cm" draw:start-shape="id54" draw:start-glue-point="10" draw:end-shape="id73" draw:end-glue-point="5" svg:d="M20431 9890c2958 0 4436 273 4436 821" svg:viewBox="0 0 4437 822">
          <text:p/>
        </draw:connector>
        <draw:connector draw:style-name="gr141" draw:text-style-name="P15" draw:layer="layout" draw:type="curve" svg:x1="19.034cm" svg:y1="7.731cm" svg:x2="25.765cm" svg:y2="10.525cm" draw:start-shape="id53" draw:start-glue-point="2" draw:end-shape="id73" draw:end-glue-point="4" svg:d="M19034 7731c0 2097 6731 700 6731 2794" svg:viewBox="0 0 6732 2795">
          <text:p/>
        </draw:connector>
        <draw:custom-shape draw:style-name="gr142" draw:text-style-name="P14" xml:id="id74" draw:id="id74" draw:layer="layout" svg:width="2.54cm" svg:height="1.27cm" svg:x="20.177cm" svg:y="14.335cm">
          <text:p text:style-name="P13"><text:span text:style-name="T9">+</text:span></text:p>
          <text:p text:style-name="P13"><text:span text:style-name="T7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text-style-name="P17" draw:layer="layout" draw:type="curve" svg:x1="24.622cm" svg:y1="14.335cm" svg:x2="22.717cm" svg:y2="14.97cm" draw:start-shape="id68" draw:end-shape="id74" svg:d="M24622 14335c-1428 0-476 635-1905 635" svg:viewBox="0 0 1906 636">
          <text:p text:style-name="P16">: COMPUTED BY</text:p>
          <text:p text:style-name="P16"/>
          <text:p text:style-name="P16"/>
          <text:p text:style-name="P16"/>
          <text:p text:style-name="P16"/>
        </draw:connector>
        <draw:connector draw:style-name="gr144" draw:text-style-name="P17" draw:layer="layout" draw:type="curve" svg:x1="20.177cm" svg:y1="14.97cm" svg:x2="17.002cm" svg:y2="12.176cm" draw:start-shape="id74" draw:end-shape="id75" svg:d="M20177 14970c-2380 0-793-2794-3175-2794" svg:viewBox="0 0 3176 2795">
          <text:p text:style-name="P16">: TAKES</text:p>
        </draw:connector>
        <draw:connector draw:style-name="gr145" draw:text-style-name="P17" draw:layer="layout" draw:type="curve" svg:x1="21.447cm" svg:y1="15.605cm" svg:x2="11.287cm" svg:y2="16.24cm" draw:start-shape="id74" draw:start-glue-point="8" draw:end-shape="id66" svg:d="M21447 15605c0 424-3386 635-10160 635" svg:viewBox="0 0 10161 636">
          <text:p text:style-name="P16">: TAKES</text:p>
        </draw:connector>
        <draw:connector draw:style-name="gr146" draw:text-style-name="P17" draw:layer="layout" draw:type="curve" svg:x1="14.462cm" svg:y1="12.176cm" svg:x2="11.287cm" svg:y2="14.335cm" draw:start-shape="id75" draw:end-shape="id65" svg:d="M14462 12176c-2380 0-793 2159-3175 2159" svg:viewBox="0 0 3176 2160">
          <text:p text:style-name="P16">: TAKES</text:p>
        </draw:connector>
        <draw:connector draw:style-name="gr147" draw:text-style-name="P17" draw:layer="layout" draw:type="curve" svg:x1="15.732cm" svg:y1="12.811cm" svg:x2="15.859cm" svg:y2="13.954cm" draw:start-shape="id75" draw:start-glue-point="8" draw:end-shape="id76" draw:end-glue-point="4" svg:d="M15732 12811c0 858 127 287 127 1143" svg:viewBox="0 0 128 1144">
          <text:p text:style-name="P16">: TAKES</text:p>
        </draw:connector>
        <draw:custom-shape draw:style-name="gr148" draw:text-style-name="P14" xml:id="id77" draw:id="id77" draw:layer="layout" svg:width="2.54cm" svg:height="1.27cm" svg:x="14.208cm" svg:y="6.334cm">
          <text:p text:style-name="P13"><text:span text:style-name="T9">&gt;</text:span></text:p>
          <text:p text:style-name="P13"><text:span text:style-name="T7">: </text:span><text:span text:style-name="T7">EXPRES</text:span><text:span text:style-name="T7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4" xml:id="id78" draw:id="id78" draw:layer="layout" svg:width="2.54cm" svg:height="1.27cm" svg:x="14.97cm" svg:y="4.048cm">
          <text:p text:style-name="P13"><text:span text:style-name="T9">53</text:span></text:p>
          <text:p text:style-name="P13"><text:span text:style-name="T7">: </text:span><text:span text:style-name="T7">EXPRES</text:span><text:span text:style-name="T7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17" draw:layer="layout" draw:type="curve" svg:x1="12.693cm" svg:y1="11.092cm" svg:x2="15.478cm" svg:y2="7.604cm" draw:start-shape="id58" draw:start-glue-point="11" draw:end-shape="id77" draw:end-glue-point="8" svg:d="M12693 11092c0-2754 2785-1010 2785-3488" svg:viewBox="0 0 2786 3489">
          <text:p text:style-name="P16"/>
          <text:p text:style-name="P16">: USES</text:p>
        </draw:connector>
        <draw:connector draw:style-name="gr151" draw:text-style-name="P17" draw:layer="layout" draw:type="curve" svg:x1="15.478cm" svg:y1="6.334cm" svg:x2="16.24cm" svg:y2="5.318cm" draw:start-shape="id77" draw:start-glue-point="0" draw:end-shape="id78" svg:d="M15478 6334c0-760 762-253 762-1016" svg:viewBox="0 0 763 1017">
          <text:p text:style-name="P16"><text:tab/></text:p>
          <text:p text:style-name="P16">: TAKES<text:tab/><text:tab/></text:p>
        </draw:connector>
        <draw:connector draw:style-name="gr152" draw:text-style-name="P17" draw:layer="layout" draw:type="curve" svg:x1="14.58cm" svg:y1="7.418cm" svg:x2="12.693cm" svg:y2="8.552cm" draw:start-shape="id77" draw:start-glue-point="7" draw:end-shape="id72" draw:end-glue-point="11" svg:d="M14580 7418c0 1032-943 689-943 568 0-120-944-464-944 566" svg:viewBox="0 0 1888 1135">
          <text:p text:style-name="P16"/>
          <text:p text:style-name="P16"/>
          <text:p text:style-name="P16"/>
          <text:p text:style-name="P16">: TAKES</text:p>
        </draw:connector>
        <draw:connector draw:style-name="gr153" draw:text-style-name="P15" draw:layer="layout" draw:type="curve" svg:x1="17.891cm" svg:y1="12.43cm" svg:x2="13.065cm" svg:y2="9.001cm" draw:start-shape="id55" draw:end-shape="id72" draw:end-glue-point="1" svg:d="M17891 12430c-3618 0-1205-3429-4826-3429" svg:viewBox="0 0 4827 3430">
          <text:p/>
        </draw:connector>
        <draw:custom-shape draw:style-name="gr154" draw:text-style-name="P14" xml:id="id76" draw:id="id76" draw:layer="layout" svg:width="2.54cm" svg:height="1.27cm" svg:x="14.589cm" svg:y="13.954cm">
          <text:p text:style-name="P13"><text:span text:style-name="T9">42</text:span></text:p>
          <text:p text:style-name="P13"><text:span text:style-name="T7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4" xml:id="id75" draw:id="id75" draw:layer="layout" svg:width="2.54cm" svg:height="1.27cm" svg:x="14.462cm" svg:y="11.541cm">
          <text:p text:style-name="P13"><text:span text:style-name="T9">mod</text:span></text:p>
          <text:p text:style-name="P13"><text:span text:style-name="T7">: EXPRE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7T18:03:05.290018077</meta:creation-date>
    <dc:date>2020-12-17T21:35:54.976989207</dc:date>
    <meta:editing-duration>PT28M25S</meta:editing-duration>
    <meta:editing-cycles>5</meta:editing-cycles>
    <meta:generator>LibreOffice/7.0.3.1$Linux_X86_64 LibreOffice_project/00$Build-1</meta:generator>
    <meta:document-statistic meta:object-count="199"/>
  </office:meta>
</office:document-meta>
</file>